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27in"/>
    </style:style>
    <style:style style:name="co3" style:family="table-column">
      <style:table-column-properties fo:break-before="auto" style:column-width="1.2465in"/>
    </style:style>
    <style:style style:name="co4" style:family="table-column">
      <style:table-column-properties fo:break-before="auto" style:column-width="1.2756in"/>
    </style:style>
    <style:style style:name="co5" style:family="table-column">
      <style:table-column-properties fo:break-before="auto" style:column-width="1.5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fr" number:country="FR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0084">
      <style:table-cell-properties fo:background-color="#ff8000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84">
      <style:table-cell-properties fo:background-color="#ffbf00"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0084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am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eam_idx</text:p>
          </table:table-cell>
          <table:table-cell table:style-name="Default" office:value-type="string" calcext:value-type="string">
            <text:p>team_long</text:p>
          </table:table-cell>
          <table:table-cell office:value-type="string" calcext:value-type="string">
            <text:p>team_short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previous_sea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AB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UBB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CO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ASM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SR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OU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MHR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yonnax</text:p>
          </table:table-cell>
          <table:table-cell office:value-type="string" calcext:value-type="string">
            <text:p>OYO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SF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SP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USAP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R9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RCT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S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alendar" table:style-name="ta1">
        <table:table-column table:style-name="co1" table:number-columns-repeated="5" table:default-cell-style-name="ce1"/>
        <table:table-column table:style-name="co1" table:default-cell-style-name="ce9"/>
        <table:table-column table:style-name="co1" table:default-cell-style-name="ce4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eas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eam1</text:p>
          </table:table-cell>
          <table:table-cell office:value-type="string" calcext:value-type="string">
            <text:p>team2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LOOKUP([.H2];team_long;team_id)" office:value-type="float" office:value="1" calcext:value-type="float">
            <text:p>1</text:p>
          </table:table-cell>
          <table:table-cell table:formula="of:=LOOKUP([.I2];team_long;team_id)" office:value-type="float" office:value="14" calcext:value-type="float">
            <text:p>14</text:p>
          </table:table-cell>
          <table:table-cell office:value-type="date" office:date-value="2023-08-19" calcext:value-type="date">
            <text:p>2023-08-19</text:p>
          </table:table-cell>
          <table:table-cell office:value-type="time" office:time-value="PT18H00M00S" calcext:value-type="time">
            <text:p>18:00:00</text:p>
          </table:table-cell>
          <table:table-cell table:style-name="ce5" office:value-type="string" calcext:value-type="string">
            <text:p>Bayonne</text:p>
          </table:table-cell>
          <table:table-cell table:style-name="ce5" office:value-type="string" calcext:value-type="string">
            <text:p>Toulou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LOOKUP([.H3];team_long;team_id)" office:value-type="float" office:value="11" calcext:value-type="float">
            <text:p>11</text:p>
          </table:table-cell>
          <table:table-cell table:formula="of:=LOOKUP([.I3];team_long;team_id)" office:value-type="float" office:value="9" calcext:value-type="float">
            <text:p>9</text:p>
          </table:table-cell>
          <table:table-cell office:value-type="date" office:date-value="2023-08-19" calcext:value-type="date">
            <text:p>2023-08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LOOKUP([.H4];team_long;team_id)" office:value-type="float" office:value="8" calcext:value-type="float">
            <text:p>8</text:p>
          </table:table-cell>
          <table:table-cell table:formula="of:=LOOKUP([.I4];team_long;team_id)" office:value-type="float" office:value="4" calcext:value-type="float">
            <text:p>4</text:p>
          </table:table-cell>
          <table:table-cell office:value-type="date" office:date-value="2023-08-19" calcext:value-type="date">
            <text:p>2023-08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Oyonnax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LOOKUP([.H5];team_long;team_id)" office:value-type="float" office:value="3" calcext:value-type="float">
            <text:p>3</text:p>
          </table:table-cell>
          <table:table-cell table:formula="of:=LOOKUP([.I5];team_long;team_id)" office:value-type="float" office:value="10" calcext:value-type="float">
            <text:p>10</text:p>
          </table:table-cell>
          <table:table-cell office:value-type="date" office:date-value="2023-08-19" calcext:value-type="date">
            <text:p>2023-08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LOOKUP([.H6];team_long;team_id)" office:value-type="float" office:value="6" calcext:value-type="float">
            <text:p>6</text:p>
          </table:table-cell>
          <table:table-cell table:formula="of:=LOOKUP([.I6];team_long;team_id)" office:value-type="float" office:value="13" calcext:value-type="float">
            <text:p>13</text:p>
          </table:table-cell>
          <table:table-cell office:value-type="date" office:date-value="2023-08-19" calcext:value-type="date">
            <text:p>2023-08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LOOKUP([.H7];team_long;team_id)" office:value-type="float" office:value="7" calcext:value-type="float">
            <text:p>7</text:p>
          </table:table-cell>
          <table:table-cell table:formula="of:=LOOKUP([.I7];team_long;team_id)" office:value-type="float" office:value="5" calcext:value-type="float">
            <text:p>5</text:p>
          </table:table-cell>
          <table:table-cell office:value-type="date" office:date-value="2023-08-19" calcext:value-type="date">
            <text:p>2023-08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LOOKUP([.H8];team_long;team_id)" office:value-type="float" office:value="12" calcext:value-type="float">
            <text:p>12</text:p>
          </table:table-cell>
          <table:table-cell table:formula="of:=LOOKUP([.I8];team_long;team_id)" office:value-type="float" office:value="2" calcext:value-type="float">
            <text:p>2</text:p>
          </table:table-cell>
          <table:table-cell office:value-type="date" office:date-value="2023-08-19" calcext:value-type="date">
            <text:p>2023-08-1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LOOKUP([.H9];team_long;team_id)" office:value-type="float" office:value="2" calcext:value-type="float">
            <text:p>2</text:p>
          </table:table-cell>
          <table:table-cell table:formula="of:=LOOKUP([.I9];team_long;team_id)" office:value-type="float" office:value="3" calcext:value-type="float">
            <text:p>3</text:p>
          </table:table-cell>
          <table:table-cell table:style-name="ce10" office:value-type="date" office:date-value="2023-08-26" calcext:value-type="date">
            <text:p>2023-08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LOOKUP([.H10];team_long;team_id)" office:value-type="float" office:value="4" calcext:value-type="float">
            <text:p>4</text:p>
          </table:table-cell>
          <table:table-cell table:formula="of:=LOOKUP([.I10];team_long;team_id)" office:value-type="float" office:value="11" calcext:value-type="float">
            <text:p>11</text:p>
          </table:table-cell>
          <table:table-cell table:style-name="ce10" office:value-type="date" office:date-value="2023-08-26" calcext:value-type="date">
            <text:p>2023-08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LOOKUP([.H11];team_long;team_id)" office:value-type="float" office:value="5" calcext:value-type="float">
            <text:p>5</text:p>
          </table:table-cell>
          <table:table-cell table:formula="of:=LOOKUP([.I11];team_long;team_id)" office:value-type="float" office:value="6" calcext:value-type="float">
            <text:p>6</text:p>
          </table:table-cell>
          <table:table-cell table:style-name="ce10" office:value-type="date" office:date-value="2023-08-26" calcext:value-type="date">
            <text:p>2023-08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LOOKUP([.H12];team_long;team_id)" office:value-type="float" office:value="9" calcext:value-type="float">
            <text:p>9</text:p>
          </table:table-cell>
          <table:table-cell table:formula="of:=LOOKUP([.I12];team_long;team_id)" office:value-type="float" office:value="8" calcext:value-type="float">
            <text:p>8</text:p>
          </table:table-cell>
          <table:table-cell table:style-name="ce10" office:value-type="date" office:date-value="2023-08-26" calcext:value-type="date">
            <text:p>2023-08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Oyonnax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LOOKUP([.H13];team_long;team_id)" office:value-type="float" office:value="10" calcext:value-type="float">
            <text:p>10</text:p>
          </table:table-cell>
          <table:table-cell table:formula="of:=LOOKUP([.I13];team_long;team_id)" office:value-type="float" office:value="12" calcext:value-type="float">
            <text:p>12</text:p>
          </table:table-cell>
          <table:table-cell table:style-name="ce10" office:value-type="date" office:date-value="2023-08-26" calcext:value-type="date">
            <text:p>2023-08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LOOKUP([.H14];team_long;team_id)" office:value-type="float" office:value="13" calcext:value-type="float">
            <text:p>13</text:p>
          </table:table-cell>
          <table:table-cell table:formula="of:=LOOKUP([.I14];team_long;team_id)" office:value-type="float" office:value="1" calcext:value-type="float">
            <text:p>1</text:p>
          </table:table-cell>
          <table:table-cell table:style-name="ce10" office:value-type="date" office:date-value="2023-08-26" calcext:value-type="date">
            <text:p>2023-08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LOOKUP([.H15];team_long;team_id)" office:value-type="float" office:value="14" calcext:value-type="float">
            <text:p>14</text:p>
          </table:table-cell>
          <table:table-cell table:formula="of:=LOOKUP([.I15];team_long;team_id)" office:value-type="float" office:value="7" calcext:value-type="float">
            <text:p>7</text:p>
          </table:table-cell>
          <table:table-cell table:style-name="ce10" office:value-type="date" office:date-value="2023-08-26" calcext:value-type="date">
            <text:p>2023-08-2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LOOKUP([.H16];team_long;team_id)" office:value-type="float" office:value="2" calcext:value-type="float">
            <text:p>2</text:p>
          </table:table-cell>
          <table:table-cell table:formula="of:=LOOKUP([.I16];team_long;team_id)" office:value-type="float" office:value="13" calcext:value-type="float">
            <text:p>13</text:p>
          </table:table-cell>
          <table:table-cell office:value-type="date" office:date-value="2023-09-02" calcext:value-type="date">
            <text:p>2023-09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LOOKUP([.H17];team_long;team_id)" office:value-type="float" office:value="8" calcext:value-type="float">
            <text:p>8</text:p>
          </table:table-cell>
          <table:table-cell table:formula="of:=LOOKUP([.I17];team_long;team_id)" office:value-type="float" office:value="14" calcext:value-type="float">
            <text:p>14</text:p>
          </table:table-cell>
          <table:table-cell office:value-type="date" office:date-value="2023-09-02" calcext:value-type="date">
            <text:p>2023-09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Oyonnax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LOOKUP([.H18];team_long;team_id)" office:value-type="float" office:value="3" calcext:value-type="float">
            <text:p>3</text:p>
          </table:table-cell>
          <table:table-cell table:formula="of:=LOOKUP([.I18];team_long;team_id)" office:value-type="float" office:value="1" calcext:value-type="float">
            <text:p>1</text:p>
          </table:table-cell>
          <table:table-cell office:value-type="date" office:date-value="2023-09-02" calcext:value-type="date">
            <text:p>2023-09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LOOKUP([.H19];team_long;team_id)" office:value-type="float" office:value="4" calcext:value-type="float">
            <text:p>4</text:p>
          </table:table-cell>
          <table:table-cell table:formula="of:=LOOKUP([.I19];team_long;team_id)" office:value-type="float" office:value="5" calcext:value-type="float">
            <text:p>5</text:p>
          </table:table-cell>
          <table:table-cell office:value-type="date" office:date-value="2023-09-02" calcext:value-type="date">
            <text:p>2023-09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LOOKUP([.H20];team_long;team_id)" office:value-type="float" office:value="9" calcext:value-type="float">
            <text:p>9</text:p>
          </table:table-cell>
          <table:table-cell table:formula="of:=LOOKUP([.I20];team_long;team_id)" office:value-type="float" office:value="7" calcext:value-type="float">
            <text:p>7</text:p>
          </table:table-cell>
          <table:table-cell office:value-type="date" office:date-value="2023-09-02" calcext:value-type="date">
            <text:p>2023-09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LOOKUP([.H21];team_long;team_id)" office:value-type="float" office:value="10" calcext:value-type="float">
            <text:p>10</text:p>
          </table:table-cell>
          <table:table-cell table:formula="of:=LOOKUP([.I21];team_long;team_id)" office:value-type="float" office:value="6" calcext:value-type="float">
            <text:p>6</text:p>
          </table:table-cell>
          <table:table-cell office:value-type="date" office:date-value="2023-09-02" calcext:value-type="date">
            <text:p>2023-09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LOOKUP([.H22];team_long;team_id)" office:value-type="float" office:value="12" calcext:value-type="float">
            <text:p>12</text:p>
          </table:table-cell>
          <table:table-cell table:formula="of:=LOOKUP([.I22];team_long;team_id)" office:value-type="float" office:value="11" calcext:value-type="float">
            <text:p>11</text:p>
          </table:table-cell>
          <table:table-cell office:value-type="date" office:date-value="2023-09-02" calcext:value-type="date">
            <text:p>2023-09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LOOKUP([.H23];team_long;team_id)" office:value-type="float" office:value="1" calcext:value-type="float">
            <text:p>1</text:p>
          </table:table-cell>
          <table:table-cell table:formula="of:=LOOKUP([.I23];team_long;team_id)" office:value-type="float" office:value="9" calcext:value-type="float">
            <text:p>9</text:p>
          </table:table-cell>
          <table:table-cell table:style-name="ce10" office:value-type="date" office:date-value="2023-10-29" calcext:value-type="date">
            <text:p>2023-10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LOOKUP([.H24];team_long;team_id)" office:value-type="float" office:value="11" calcext:value-type="float">
            <text:p>11</text:p>
          </table:table-cell>
          <table:table-cell table:formula="of:=LOOKUP([.I24];team_long;team_id)" office:value-type="float" office:value="10" calcext:value-type="float">
            <text:p>10</text:p>
          </table:table-cell>
          <table:table-cell table:style-name="ce10" office:value-type="date" office:date-value="2023-10-29" calcext:value-type="date">
            <text:p>2023-10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LOOKUP([.H25];team_long;team_id)" office:value-type="float" office:value="5" calcext:value-type="float">
            <text:p>5</text:p>
          </table:table-cell>
          <table:table-cell table:formula="of:=LOOKUP([.I25];team_long;team_id)" office:value-type="float" office:value="3" calcext:value-type="float">
            <text:p>3</text:p>
          </table:table-cell>
          <table:table-cell table:style-name="ce10" office:value-type="date" office:date-value="2023-10-29" calcext:value-type="date">
            <text:p>2023-10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LOOKUP([.H26];team_long;team_id)" office:value-type="float" office:value="6" calcext:value-type="float">
            <text:p>6</text:p>
          </table:table-cell>
          <table:table-cell table:formula="of:=LOOKUP([.I26];team_long;team_id)" office:value-type="float" office:value="4" calcext:value-type="float">
            <text:p>4</text:p>
          </table:table-cell>
          <table:table-cell table:style-name="ce10" office:value-type="date" office:date-value="2023-10-29" calcext:value-type="date">
            <text:p>2023-10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LOOKUP([.H27];team_long;team_id)" office:value-type="float" office:value="7" calcext:value-type="float">
            <text:p>7</text:p>
          </table:table-cell>
          <table:table-cell table:formula="of:=LOOKUP([.I27];team_long;team_id)" office:value-type="float" office:value="12" calcext:value-type="float">
            <text:p>12</text:p>
          </table:table-cell>
          <table:table-cell table:style-name="ce10" office:value-type="date" office:date-value="2023-10-29" calcext:value-type="date">
            <text:p>2023-10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LOOKUP([.H28];team_long;team_id)" office:value-type="float" office:value="13" calcext:value-type="float">
            <text:p>13</text:p>
          </table:table-cell>
          <table:table-cell table:formula="of:=LOOKUP([.I28];team_long;team_id)" office:value-type="float" office:value="8" calcext:value-type="float">
            <text:p>8</text:p>
          </table:table-cell>
          <table:table-cell table:style-name="ce10" office:value-type="date" office:date-value="2023-10-29" calcext:value-type="date">
            <text:p>2023-10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Oyonnax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LOOKUP([.H29];team_long;team_id)" office:value-type="float" office:value="14" calcext:value-type="float">
            <text:p>14</text:p>
          </table:table-cell>
          <table:table-cell table:formula="of:=LOOKUP([.I29];team_long;team_id)" office:value-type="float" office:value="2" calcext:value-type="float">
            <text:p>2</text:p>
          </table:table-cell>
          <table:table-cell table:style-name="ce10" office:value-type="date" office:date-value="2023-10-29" calcext:value-type="date">
            <text:p>2023-10-2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LOOKUP([.H30];team_long;team_id)" office:value-type="float" office:value="11" calcext:value-type="float">
            <text:p>11</text:p>
          </table:table-cell>
          <table:table-cell table:formula="of:=LOOKUP([.I30];team_long;team_id)" office:value-type="float" office:value="13" calcext:value-type="float">
            <text:p>13</text:p>
          </table:table-cell>
          <table:table-cell office:value-type="date" office:date-value="2023-11-04" calcext:value-type="date">
            <text:p>2023-11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LOOKUP([.H31];team_long;team_id)" office:value-type="float" office:value="2" calcext:value-type="float">
            <text:p>2</text:p>
          </table:table-cell>
          <table:table-cell table:formula="of:=LOOKUP([.I31];team_long;team_id)" office:value-type="float" office:value="7" calcext:value-type="float">
            <text:p>7</text:p>
          </table:table-cell>
          <table:table-cell office:value-type="date" office:date-value="2023-11-04" calcext:value-type="date">
            <text:p>2023-11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LOOKUP([.H32];team_long;team_id)" office:value-type="float" office:value="8" calcext:value-type="float">
            <text:p>8</text:p>
          </table:table-cell>
          <table:table-cell table:formula="of:=LOOKUP([.I32];team_long;team_id)" office:value-type="float" office:value="5" calcext:value-type="float">
            <text:p>5</text:p>
          </table:table-cell>
          <table:table-cell office:value-type="date" office:date-value="2023-11-04" calcext:value-type="date">
            <text:p>2023-11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Oyonnax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LOOKUP([.H33];team_long;team_id)" office:value-type="float" office:value="4" calcext:value-type="float">
            <text:p>4</text:p>
          </table:table-cell>
          <table:table-cell table:formula="of:=LOOKUP([.I33];team_long;team_id)" office:value-type="float" office:value="1" calcext:value-type="float">
            <text:p>1</text:p>
          </table:table-cell>
          <table:table-cell office:value-type="date" office:date-value="2023-11-04" calcext:value-type="date">
            <text:p>2023-11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LOOKUP([.H34];team_long;team_id)" office:value-type="float" office:value="9" calcext:value-type="float">
            <text:p>9</text:p>
          </table:table-cell>
          <table:table-cell table:formula="of:=LOOKUP([.I34];team_long;team_id)" office:value-type="float" office:value="3" calcext:value-type="float">
            <text:p>3</text:p>
          </table:table-cell>
          <table:table-cell office:value-type="date" office:date-value="2023-11-04" calcext:value-type="date">
            <text:p>2023-11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LOOKUP([.H35];team_long;team_id)" office:value-type="float" office:value="10" calcext:value-type="float">
            <text:p>10</text:p>
          </table:table-cell>
          <table:table-cell table:formula="of:=LOOKUP([.I35];team_long;team_id)" office:value-type="float" office:value="14" calcext:value-type="float">
            <text:p>14</text:p>
          </table:table-cell>
          <table:table-cell office:value-type="date" office:date-value="2023-11-04" calcext:value-type="date">
            <text:p>2023-11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LOOKUP([.H36];team_long;team_id)" office:value-type="float" office:value="12" calcext:value-type="float">
            <text:p>12</text:p>
          </table:table-cell>
          <table:table-cell table:formula="of:=LOOKUP([.I36];team_long;team_id)" office:value-type="float" office:value="6" calcext:value-type="float">
            <text:p>6</text:p>
          </table:table-cell>
          <table:table-cell office:value-type="date" office:date-value="2023-11-04" calcext:value-type="date">
            <text:p>2023-11-0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LOOKUP([.H37];team_long;team_id)" office:value-type="float" office:value="3" calcext:value-type="float">
            <text:p>3</text:p>
          </table:table-cell>
          <table:table-cell table:formula="of:=LOOKUP([.I37];team_long;team_id)" office:value-type="float" office:value="8" calcext:value-type="float">
            <text:p>8</text:p>
          </table:table-cell>
          <table:table-cell table:style-name="ce10" office:value-type="date" office:date-value="2023-11-11" calcext:value-type="date">
            <text:p>2023-11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Oyonnax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LOOKUP([.H38];team_long;team_id)" office:value-type="float" office:value="5" calcext:value-type="float">
            <text:p>5</text:p>
          </table:table-cell>
          <table:table-cell table:formula="of:=LOOKUP([.I38];team_long;team_id)" office:value-type="float" office:value="1" calcext:value-type="float">
            <text:p>1</text:p>
          </table:table-cell>
          <table:table-cell table:style-name="ce10" office:value-type="date" office:date-value="2023-11-11" calcext:value-type="date">
            <text:p>2023-11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LOOKUP([.H39];team_long;team_id)" office:value-type="float" office:value="6" calcext:value-type="float">
            <text:p>6</text:p>
          </table:table-cell>
          <table:table-cell table:formula="of:=LOOKUP([.I39];team_long;team_id)" office:value-type="float" office:value="9" calcext:value-type="float">
            <text:p>9</text:p>
          </table:table-cell>
          <table:table-cell table:style-name="ce10" office:value-type="date" office:date-value="2023-11-11" calcext:value-type="date">
            <text:p>2023-11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LOOKUP([.H40];team_long;team_id)" office:value-type="float" office:value="7" calcext:value-type="float">
            <text:p>7</text:p>
          </table:table-cell>
          <table:table-cell table:formula="of:=LOOKUP([.I40];team_long;team_id)" office:value-type="float" office:value="4" calcext:value-type="float">
            <text:p>4</text:p>
          </table:table-cell>
          <table:table-cell table:style-name="ce10" office:value-type="date" office:date-value="2023-11-11" calcext:value-type="date">
            <text:p>2023-11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LOOKUP([.H41];team_long;team_id)" office:value-type="float" office:value="10" calcext:value-type="float">
            <text:p>10</text:p>
          </table:table-cell>
          <table:table-cell table:formula="of:=LOOKUP([.I41];team_long;team_id)" office:value-type="float" office:value="2" calcext:value-type="float">
            <text:p>2</text:p>
          </table:table-cell>
          <table:table-cell table:style-name="ce10" office:value-type="date" office:date-value="2023-11-11" calcext:value-type="date">
            <text:p>2023-11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LOOKUP([.H42];team_long;team_id)" office:value-type="float" office:value="13" calcext:value-type="float">
            <text:p>13</text:p>
          </table:table-cell>
          <table:table-cell table:formula="of:=LOOKUP([.I42];team_long;team_id)" office:value-type="float" office:value="12" calcext:value-type="float">
            <text:p>12</text:p>
          </table:table-cell>
          <table:table-cell table:style-name="ce10" office:value-type="date" office:date-value="2023-11-11" calcext:value-type="date">
            <text:p>2023-11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LOOKUP([.H43];team_long;team_id)" office:value-type="float" office:value="14" calcext:value-type="float">
            <text:p>14</text:p>
          </table:table-cell>
          <table:table-cell table:formula="of:=LOOKUP([.I43];team_long;team_id)" office:value-type="float" office:value="11" calcext:value-type="float">
            <text:p>11</text:p>
          </table:table-cell>
          <table:table-cell table:style-name="ce10" office:value-type="date" office:date-value="2023-11-11" calcext:value-type="date">
            <text:p>2023-11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LOOKUP([.H44];team_long;team_id)" office:value-type="float" office:value="1" calcext:value-type="float">
            <text:p>1</text:p>
          </table:table-cell>
          <table:table-cell table:formula="of:=LOOKUP([.I44];team_long;team_id)" office:value-type="float" office:value="10" calcext:value-type="float">
            <text:p>10</text:p>
          </table:table-cell>
          <table:table-cell office:value-type="date" office:date-value="2023-11-18" calcext:value-type="date">
            <text:p>2023-11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LOOKUP([.H45];team_long;team_id)" office:value-type="float" office:value="11" calcext:value-type="float">
            <text:p>11</text:p>
          </table:table-cell>
          <table:table-cell table:formula="of:=LOOKUP([.I45];team_long;team_id)" office:value-type="float" office:value="7" calcext:value-type="float">
            <text:p>7</text:p>
          </table:table-cell>
          <table:table-cell office:value-type="date" office:date-value="2023-11-18" calcext:value-type="date">
            <text:p>2023-11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LOOKUP([.H46];team_long;team_id)" office:value-type="float" office:value="8" calcext:value-type="float">
            <text:p>8</text:p>
          </table:table-cell>
          <table:table-cell table:formula="of:=LOOKUP([.I46];team_long;team_id)" office:value-type="float" office:value="6" calcext:value-type="float">
            <text:p>6</text:p>
          </table:table-cell>
          <table:table-cell office:value-type="date" office:date-value="2023-11-18" calcext:value-type="date">
            <text:p>2023-11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Oyonnax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LOOKUP([.H47];team_long;team_id)" office:value-type="float" office:value="3" calcext:value-type="float">
            <text:p>3</text:p>
          </table:table-cell>
          <table:table-cell table:formula="of:=LOOKUP([.I47];team_long;team_id)" office:value-type="float" office:value="14" calcext:value-type="float">
            <text:p>14</text:p>
          </table:table-cell>
          <table:table-cell office:value-type="date" office:date-value="2023-11-18" calcext:value-type="date">
            <text:p>2023-11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LOOKUP([.H48];team_long;team_id)" office:value-type="float" office:value="4" calcext:value-type="float">
            <text:p>4</text:p>
          </table:table-cell>
          <table:table-cell table:formula="of:=LOOKUP([.I48];team_long;team_id)" office:value-type="float" office:value="13" calcext:value-type="float">
            <text:p>13</text:p>
          </table:table-cell>
          <table:table-cell office:value-type="date" office:date-value="2023-11-18" calcext:value-type="date">
            <text:p>2023-11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LOOKUP([.H49];team_long;team_id)" office:value-type="float" office:value="5" calcext:value-type="float">
            <text:p>5</text:p>
          </table:table-cell>
          <table:table-cell table:formula="of:=LOOKUP([.I49];team_long;team_id)" office:value-type="float" office:value="2" calcext:value-type="float">
            <text:p>2</text:p>
          </table:table-cell>
          <table:table-cell office:value-type="date" office:date-value="2023-11-18" calcext:value-type="date">
            <text:p>2023-11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LOOKUP([.H50];team_long;team_id)" office:value-type="float" office:value="9" calcext:value-type="float">
            <text:p>9</text:p>
          </table:table-cell>
          <table:table-cell table:formula="of:=LOOKUP([.I50];team_long;team_id)" office:value-type="float" office:value="12" calcext:value-type="float">
            <text:p>12</text:p>
          </table:table-cell>
          <table:table-cell office:value-type="date" office:date-value="2023-11-18" calcext:value-type="date">
            <text:p>2023-11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LOOKUP([.H51];team_long;team_id)" office:value-type="float" office:value="2" calcext:value-type="float">
            <text:p>2</text:p>
          </table:table-cell>
          <table:table-cell table:formula="of:=LOOKUP([.I51];team_long;team_id)" office:value-type="float" office:value="11" calcext:value-type="float">
            <text:p>11</text:p>
          </table:table-cell>
          <table:table-cell table:style-name="ce10" office:value-type="date" office:date-value="2023-11-25" calcext:value-type="date">
            <text:p>2023-11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LOOKUP([.H52];team_long;team_id)" office:value-type="float" office:value="6" calcext:value-type="float">
            <text:p>6</text:p>
          </table:table-cell>
          <table:table-cell table:formula="of:=LOOKUP([.I52];team_long;team_id)" office:value-type="float" office:value="1" calcext:value-type="float">
            <text:p>1</text:p>
          </table:table-cell>
          <table:table-cell table:style-name="ce10" office:value-type="date" office:date-value="2023-11-25" calcext:value-type="date">
            <text:p>2023-11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LOOKUP([.H53];team_long;team_id)" office:value-type="float" office:value="7" calcext:value-type="float">
            <text:p>7</text:p>
          </table:table-cell>
          <table:table-cell table:formula="of:=LOOKUP([.I53];team_long;team_id)" office:value-type="float" office:value="8" calcext:value-type="float">
            <text:p>8</text:p>
          </table:table-cell>
          <table:table-cell table:style-name="ce10" office:value-type="date" office:date-value="2023-11-25" calcext:value-type="date">
            <text:p>2023-11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Oyonnax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LOOKUP([.H54];team_long;team_id)" office:value-type="float" office:value="10" calcext:value-type="float">
            <text:p>10</text:p>
          </table:table-cell>
          <table:table-cell table:formula="of:=LOOKUP([.I54];team_long;team_id)" office:value-type="float" office:value="9" calcext:value-type="float">
            <text:p>9</text:p>
          </table:table-cell>
          <table:table-cell table:style-name="ce10" office:value-type="date" office:date-value="2023-11-25" calcext:value-type="date">
            <text:p>2023-11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LOOKUP([.H55];team_long;team_id)" office:value-type="float" office:value="13" calcext:value-type="float">
            <text:p>13</text:p>
          </table:table-cell>
          <table:table-cell table:formula="of:=LOOKUP([.I55];team_long;team_id)" office:value-type="float" office:value="3" calcext:value-type="float">
            <text:p>3</text:p>
          </table:table-cell>
          <table:table-cell table:style-name="ce10" office:value-type="date" office:date-value="2023-11-25" calcext:value-type="date">
            <text:p>2023-11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LOOKUP([.H56];team_long;team_id)" office:value-type="float" office:value="14" calcext:value-type="float">
            <text:p>14</text:p>
          </table:table-cell>
          <table:table-cell table:formula="of:=LOOKUP([.I56];team_long;team_id)" office:value-type="float" office:value="4" calcext:value-type="float">
            <text:p>4</text:p>
          </table:table-cell>
          <table:table-cell table:style-name="ce10" office:value-type="date" office:date-value="2023-11-25" calcext:value-type="date">
            <text:p>2023-11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LOOKUP([.H57];team_long;team_id)" office:value-type="float" office:value="14" calcext:value-type="float">
            <text:p>14</text:p>
          </table:table-cell>
          <table:table-cell table:formula="of:=LOOKUP([.I57];team_long;team_id)" office:value-type="float" office:value="5" calcext:value-type="float">
            <text:p>5</text:p>
          </table:table-cell>
          <table:table-cell table:style-name="ce10" office:value-type="date" office:date-value="2023-11-25" calcext:value-type="date">
            <text:p>2023-11-25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LOOKUP([.H58];team_long;team_id)" office:value-type="float" office:value="1" calcext:value-type="float">
            <text:p>1</text:p>
          </table:table-cell>
          <table:table-cell table:formula="of:=LOOKUP([.I58];team_long;team_id)" office:value-type="float" office:value="7" calcext:value-type="float">
            <text:p>7</text:p>
          </table:table-cell>
          <table:table-cell office:value-type="date" office:date-value="2023-12-02" calcext:value-type="date">
            <text:p>2023-12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LOOKUP([.H59];team_long;team_id)" office:value-type="float" office:value="8" calcext:value-type="float">
            <text:p>8</text:p>
          </table:table-cell>
          <table:table-cell table:formula="of:=LOOKUP([.I59];team_long;team_id)" office:value-type="float" office:value="2" calcext:value-type="float">
            <text:p>2</text:p>
          </table:table-cell>
          <table:table-cell office:value-type="date" office:date-value="2023-12-02" calcext:value-type="date">
            <text:p>2023-12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Oyonnax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LOOKUP([.H60];team_long;team_id)" office:value-type="float" office:value="3" calcext:value-type="float">
            <text:p>3</text:p>
          </table:table-cell>
          <table:table-cell table:formula="of:=LOOKUP([.I60];team_long;team_id)" office:value-type="float" office:value="6" calcext:value-type="float">
            <text:p>6</text:p>
          </table:table-cell>
          <table:table-cell office:value-type="date" office:date-value="2023-12-02" calcext:value-type="date">
            <text:p>2023-12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LOOKUP([.H61];team_long;team_id)" office:value-type="float" office:value="4" calcext:value-type="float">
            <text:p>4</text:p>
          </table:table-cell>
          <table:table-cell table:formula="of:=LOOKUP([.I61];team_long;team_id)" office:value-type="float" office:value="12" calcext:value-type="float">
            <text:p>12</text:p>
          </table:table-cell>
          <table:table-cell office:value-type="date" office:date-value="2023-12-02" calcext:value-type="date">
            <text:p>2023-12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LOOKUP([.H62];team_long;team_id)" office:value-type="float" office:value="5" calcext:value-type="float">
            <text:p>5</text:p>
          </table:table-cell>
          <table:table-cell table:formula="of:=LOOKUP([.I62];team_long;team_id)" office:value-type="float" office:value="10" calcext:value-type="float">
            <text:p>10</text:p>
          </table:table-cell>
          <table:table-cell office:value-type="date" office:date-value="2023-12-02" calcext:value-type="date">
            <text:p>2023-12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LOOKUP([.H63];team_long;team_id)" office:value-type="float" office:value="9" calcext:value-type="float">
            <text:p>9</text:p>
          </table:table-cell>
          <table:table-cell table:formula="of:=LOOKUP([.I63];team_long;team_id)" office:value-type="float" office:value="14" calcext:value-type="float">
            <text:p>14</text:p>
          </table:table-cell>
          <table:table-cell office:value-type="date" office:date-value="2023-12-02" calcext:value-type="date">
            <text:p>2023-12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LOOKUP([.H64];team_long;team_id)" office:value-type="float" office:value="13" calcext:value-type="float">
            <text:p>13</text:p>
          </table:table-cell>
          <table:table-cell table:formula="of:=LOOKUP([.I64];team_long;team_id)" office:value-type="float" office:value="10" calcext:value-type="float">
            <text:p>10</text:p>
          </table:table-cell>
          <table:table-cell office:value-type="date" office:date-value="2023-12-02" calcext:value-type="date">
            <text:p>2023-12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LOOKUP([.H65];team_long;team_id)" office:value-type="float" office:value="11" calcext:value-type="float">
            <text:p>11</text:p>
          </table:table-cell>
          <table:table-cell table:formula="of:=LOOKUP([.I65];team_long;team_id)" office:value-type="float" office:value="1" calcext:value-type="float">
            <text:p>1</text:p>
          </table:table-cell>
          <table:table-cell table:style-name="ce10" office:value-type="date" office:date-value="2023-12-23" calcext:value-type="date">
            <text:p>2023-12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LOOKUP([.H66];team_long;team_id)" office:value-type="float" office:value="2" calcext:value-type="float">
            <text:p>2</text:p>
          </table:table-cell>
          <table:table-cell table:formula="of:=LOOKUP([.I66];team_long;team_id)" office:value-type="float" office:value="6" calcext:value-type="float">
            <text:p>6</text:p>
          </table:table-cell>
          <table:table-cell table:style-name="ce10" office:value-type="date" office:date-value="2023-12-23" calcext:value-type="date">
            <text:p>2023-12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LOOKUP([.H67];team_long;team_id)" office:value-type="float" office:value="7" calcext:value-type="float">
            <text:p>7</text:p>
          </table:table-cell>
          <table:table-cell table:formula="of:=LOOKUP([.I67];team_long;team_id)" office:value-type="float" office:value="3" calcext:value-type="float">
            <text:p>3</text:p>
          </table:table-cell>
          <table:table-cell table:style-name="ce10" office:value-type="date" office:date-value="2023-12-23" calcext:value-type="date">
            <text:p>2023-12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LOOKUP([.H68];team_long;team_id)" office:value-type="float" office:value="9" calcext:value-type="float">
            <text:p>9</text:p>
          </table:table-cell>
          <table:table-cell table:formula="of:=LOOKUP([.I68];team_long;team_id)" office:value-type="float" office:value="5" calcext:value-type="float">
            <text:p>5</text:p>
          </table:table-cell>
          <table:table-cell table:style-name="ce10" office:value-type="date" office:date-value="2023-12-23" calcext:value-type="date">
            <text:p>2023-12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LOOKUP([.H69];team_long;team_id)" office:value-type="float" office:value="10" calcext:value-type="float">
            <text:p>10</text:p>
          </table:table-cell>
          <table:table-cell table:formula="of:=LOOKUP([.I69];team_long;team_id)" office:value-type="float" office:value="4" calcext:value-type="float">
            <text:p>4</text:p>
          </table:table-cell>
          <table:table-cell table:style-name="ce10" office:value-type="date" office:date-value="2023-12-23" calcext:value-type="date">
            <text:p>2023-12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LOOKUP([.H70];team_long;team_id)" office:value-type="float" office:value="12" calcext:value-type="float">
            <text:p>12</text:p>
          </table:table-cell>
          <table:table-cell table:formula="of:=LOOKUP([.I70];team_long;team_id)" office:value-type="float" office:value="8" calcext:value-type="float">
            <text:p>8</text:p>
          </table:table-cell>
          <table:table-cell table:style-name="ce10" office:value-type="date" office:date-value="2023-12-23" calcext:value-type="date">
            <text:p>2023-12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Oyonnax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LOOKUP([.H71];team_long;team_id)" office:value-type="float" office:value="14" calcext:value-type="float">
            <text:p>14</text:p>
          </table:table-cell>
          <table:table-cell table:formula="of:=LOOKUP([.I71];team_long;team_id)" office:value-type="float" office:value="13" calcext:value-type="float">
            <text:p>13</text:p>
          </table:table-cell>
          <table:table-cell table:style-name="ce10" office:value-type="date" office:date-value="2023-12-23" calcext:value-type="date">
            <text:p>2023-12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LOOKUP([.H72];team_long;team_id)" office:value-type="float" office:value="1" calcext:value-type="float">
            <text:p>1</text:p>
          </table:table-cell>
          <table:table-cell table:formula="of:=LOOKUP([.I72];team_long;team_id)" office:value-type="float" office:value="12" calcext:value-type="float">
            <text:p>12</text:p>
          </table:table-cell>
          <table:table-cell office:value-type="date" office:date-value="2023-12-30" calcext:value-type="date">
            <text:p>2023-12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LOOKUP([.H73];team_long;team_id)" office:value-type="float" office:value="8" calcext:value-type="float">
            <text:p>8</text:p>
          </table:table-cell>
          <table:table-cell table:formula="of:=LOOKUP([.I73];team_long;team_id)" office:value-type="float" office:value="10" calcext:value-type="float">
            <text:p>10</text:p>
          </table:table-cell>
          <table:table-cell office:value-type="date" office:date-value="2023-12-30" calcext:value-type="date">
            <text:p>2023-12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Oyonnax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LOOKUP([.H74];team_long;team_id)" office:value-type="float" office:value="3" calcext:value-type="float">
            <text:p>3</text:p>
          </table:table-cell>
          <table:table-cell table:formula="of:=LOOKUP([.I74];team_long;team_id)" office:value-type="float" office:value="11" calcext:value-type="float">
            <text:p>11</text:p>
          </table:table-cell>
          <table:table-cell office:value-type="date" office:date-value="2023-12-30" calcext:value-type="date">
            <text:p>2023-12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LOOKUP([.H75];team_long;team_id)" office:value-type="float" office:value="4" calcext:value-type="float">
            <text:p>4</text:p>
          </table:table-cell>
          <table:table-cell table:formula="of:=LOOKUP([.I75];team_long;team_id)" office:value-type="float" office:value="2" calcext:value-type="float">
            <text:p>2</text:p>
          </table:table-cell>
          <table:table-cell office:value-type="date" office:date-value="2023-12-30" calcext:value-type="date">
            <text:p>2023-12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LOOKUP([.H76];team_long;team_id)" office:value-type="float" office:value="5" calcext:value-type="float">
            <text:p>5</text:p>
          </table:table-cell>
          <table:table-cell table:formula="of:=LOOKUP([.I76];team_long;team_id)" office:value-type="float" office:value="14" calcext:value-type="float">
            <text:p>14</text:p>
          </table:table-cell>
          <table:table-cell office:value-type="date" office:date-value="2023-12-30" calcext:value-type="date">
            <text:p>2023-12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LOOKUP([.H77];team_long;team_id)" office:value-type="float" office:value="6" calcext:value-type="float">
            <text:p>6</text:p>
          </table:table-cell>
          <table:table-cell table:formula="of:=LOOKUP([.I77];team_long;team_id)" office:value-type="float" office:value="7" calcext:value-type="float">
            <text:p>7</text:p>
          </table:table-cell>
          <table:table-cell office:value-type="date" office:date-value="2023-12-30" calcext:value-type="date">
            <text:p>2023-12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LOOKUP([.H78];team_long;team_id)" office:value-type="float" office:value="13" calcext:value-type="float">
            <text:p>13</text:p>
          </table:table-cell>
          <table:table-cell table:formula="of:=LOOKUP([.I78];team_long;team_id)" office:value-type="float" office:value="9" calcext:value-type="float">
            <text:p>9</text:p>
          </table:table-cell>
          <table:table-cell office:value-type="date" office:date-value="2023-12-30" calcext:value-type="date">
            <text:p>2023-12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LOOKUP([.H79];team_long;team_id)" office:value-type="float" office:value="11" calcext:value-type="float">
            <text:p>11</text:p>
          </table:table-cell>
          <table:table-cell table:formula="of:=LOOKUP([.I79];team_long;team_id)" office:value-type="float" office:value="8" calcext:value-type="float">
            <text:p>8</text:p>
          </table:table-cell>
          <table:table-cell table:style-name="ce10" office:value-type="date" office:date-value="2024-01-06" calcext:value-type="date">
            <text:p>2024-01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Oyonnax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LOOKUP([.H80];team_long;team_id)" office:value-type="float" office:value="2" calcext:value-type="float">
            <text:p>2</text:p>
          </table:table-cell>
          <table:table-cell table:formula="of:=LOOKUP([.I80];team_long;team_id)" office:value-type="float" office:value="1" calcext:value-type="float">
            <text:p>1</text:p>
          </table:table-cell>
          <table:table-cell table:style-name="ce10" office:value-type="date" office:date-value="2024-01-06" calcext:value-type="date">
            <text:p>2024-01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LOOKUP([.H81];team_long;team_id)" office:value-type="float" office:value="7" calcext:value-type="float">
            <text:p>7</text:p>
          </table:table-cell>
          <table:table-cell table:formula="of:=LOOKUP([.I81];team_long;team_id)" office:value-type="float" office:value="13" calcext:value-type="float">
            <text:p>13</text:p>
          </table:table-cell>
          <table:table-cell table:style-name="ce10" office:value-type="date" office:date-value="2024-01-06" calcext:value-type="date">
            <text:p>2024-01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LOOKUP([.H82];team_long;team_id)" office:value-type="float" office:value="9" calcext:value-type="float">
            <text:p>9</text:p>
          </table:table-cell>
          <table:table-cell table:formula="of:=LOOKUP([.I82];team_long;team_id)" office:value-type="float" office:value="4" calcext:value-type="float">
            <text:p>4</text:p>
          </table:table-cell>
          <table:table-cell table:style-name="ce10" office:value-type="date" office:date-value="2024-01-06" calcext:value-type="date">
            <text:p>2024-01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LOOKUP([.H83];team_long;team_id)" office:value-type="float" office:value="10" calcext:value-type="float">
            <text:p>10</text:p>
          </table:table-cell>
          <table:table-cell table:formula="of:=LOOKUP([.I83];team_long;team_id)" office:value-type="float" office:value="5" calcext:value-type="float">
            <text:p>5</text:p>
          </table:table-cell>
          <table:table-cell table:style-name="ce10" office:value-type="date" office:date-value="2024-01-06" calcext:value-type="date">
            <text:p>2024-01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LOOKUP([.H84];team_long;team_id)" office:value-type="float" office:value="12" calcext:value-type="float">
            <text:p>12</text:p>
          </table:table-cell>
          <table:table-cell table:formula="of:=LOOKUP([.I84];team_long;team_id)" office:value-type="float" office:value="3" calcext:value-type="float">
            <text:p>3</text:p>
          </table:table-cell>
          <table:table-cell table:style-name="ce10" office:value-type="date" office:date-value="2024-01-06" calcext:value-type="date">
            <text:p>2024-01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LOOKUP([.H85];team_long;team_id)" office:value-type="float" office:value="14" calcext:value-type="float">
            <text:p>14</text:p>
          </table:table-cell>
          <table:table-cell table:formula="of:=LOOKUP([.I85];team_long;team_id)" office:value-type="float" office:value="6" calcext:value-type="float">
            <text:p>6</text:p>
          </table:table-cell>
          <table:table-cell table:style-name="ce10" office:value-type="date" office:date-value="2024-01-06" calcext:value-type="date">
            <text:p>2024-01-06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LOOKUP([.H86];team_long;team_id)" office:value-type="float" office:value="1" calcext:value-type="float">
            <text:p>1</text:p>
          </table:table-cell>
          <table:table-cell table:formula="of:=LOOKUP([.I86];team_long;team_id)" office:value-type="float" office:value="8" calcext:value-type="float">
            <text:p>8</text:p>
          </table:table-cell>
          <table:table-cell office:value-type="date" office:date-value="2024-01-27" calcext:value-type="date">
            <text:p>2024-01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Oyonnax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LOOKUP([.H87];team_long;team_id)" office:value-type="float" office:value="2" calcext:value-type="float">
            <text:p>2</text:p>
          </table:table-cell>
          <table:table-cell table:formula="of:=LOOKUP([.I87];team_long;team_id)" office:value-type="float" office:value="9" calcext:value-type="float">
            <text:p>9</text:p>
          </table:table-cell>
          <table:table-cell office:value-type="date" office:date-value="2024-01-27" calcext:value-type="date">
            <text:p>2024-01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LOOKUP([.H88];team_long;team_id)" office:value-type="float" office:value="3" calcext:value-type="float">
            <text:p>3</text:p>
          </table:table-cell>
          <table:table-cell table:formula="of:=LOOKUP([.I88];team_long;team_id)" office:value-type="float" office:value="4" calcext:value-type="float">
            <text:p>4</text:p>
          </table:table-cell>
          <table:table-cell office:value-type="date" office:date-value="2024-01-27" calcext:value-type="date">
            <text:p>2024-01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LOOKUP([.H89];team_long;team_id)" office:value-type="float" office:value="6" calcext:value-type="float">
            <text:p>6</text:p>
          </table:table-cell>
          <table:table-cell table:formula="of:=LOOKUP([.I89];team_long;team_id)" office:value-type="float" office:value="11" calcext:value-type="float">
            <text:p>11</text:p>
          </table:table-cell>
          <table:table-cell office:value-type="date" office:date-value="2024-01-27" calcext:value-type="date">
            <text:p>2024-01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LOOKUP([.H90];team_long;team_id)" office:value-type="float" office:value="7" calcext:value-type="float">
            <text:p>7</text:p>
          </table:table-cell>
          <table:table-cell table:formula="of:=LOOKUP([.I90];team_long;team_id)" office:value-type="float" office:value="10" calcext:value-type="float">
            <text:p>10</text:p>
          </table:table-cell>
          <table:table-cell office:value-type="date" office:date-value="2024-01-27" calcext:value-type="date">
            <text:p>2024-01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LOOKUP([.H91];team_long;team_id)" office:value-type="float" office:value="12" calcext:value-type="float">
            <text:p>12</text:p>
          </table:table-cell>
          <table:table-cell table:formula="of:=LOOKUP([.I91];team_long;team_id)" office:value-type="float" office:value="14" calcext:value-type="float">
            <text:p>14</text:p>
          </table:table-cell>
          <table:table-cell office:value-type="date" office:date-value="2024-01-27" calcext:value-type="date">
            <text:p>2024-01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LOOKUP([.H92];team_long;team_id)" office:value-type="float" office:value="13" calcext:value-type="float">
            <text:p>13</text:p>
          </table:table-cell>
          <table:table-cell table:formula="of:=LOOKUP([.I92];team_long;team_id)" office:value-type="float" office:value="5" calcext:value-type="float">
            <text:p>5</text:p>
          </table:table-cell>
          <table:table-cell office:value-type="date" office:date-value="2024-01-27" calcext:value-type="date">
            <text:p>2024-01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LOOKUP([.H93];team_long;team_id)" office:value-type="float" office:value="11" calcext:value-type="float">
            <text:p>11</text:p>
          </table:table-cell>
          <table:table-cell table:formula="of:=LOOKUP([.I93];team_long;team_id)" office:value-type="float" office:value="12" calcext:value-type="float">
            <text:p>12</text:p>
          </table:table-cell>
          <table:table-cell table:style-name="ce10" office:value-type="date" office:date-value="2024-02-03" calcext:value-type="date">
            <text:p>2024-02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LOOKUP([.H94];team_long;team_id)" office:value-type="float" office:value="8" calcext:value-type="float">
            <text:p>8</text:p>
          </table:table-cell>
          <table:table-cell table:formula="of:=LOOKUP([.I94];team_long;team_id)" office:value-type="float" office:value="9" calcext:value-type="float">
            <text:p>9</text:p>
          </table:table-cell>
          <table:table-cell table:style-name="ce10" office:value-type="date" office:date-value="2024-02-03" calcext:value-type="date">
            <text:p>2024-02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Oyonnax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LOOKUP([.H95];team_long;team_id)" office:value-type="float" office:value="4" calcext:value-type="float">
            <text:p>4</text:p>
          </table:table-cell>
          <table:table-cell table:formula="of:=LOOKUP([.I95];team_long;team_id)" office:value-type="float" office:value="6" calcext:value-type="float">
            <text:p>6</text:p>
          </table:table-cell>
          <table:table-cell table:style-name="ce10" office:value-type="date" office:date-value="2024-02-03" calcext:value-type="date">
            <text:p>2024-02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LOOKUP([.H96];team_long;team_id)" office:value-type="float" office:value="5" calcext:value-type="float">
            <text:p>5</text:p>
          </table:table-cell>
          <table:table-cell table:formula="of:=LOOKUP([.I96];team_long;team_id)" office:value-type="float" office:value="7" calcext:value-type="float">
            <text:p>7</text:p>
          </table:table-cell>
          <table:table-cell table:style-name="ce10" office:value-type="date" office:date-value="2024-02-03" calcext:value-type="date">
            <text:p>2024-02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LOOKUP([.H97];team_long;team_id)" office:value-type="float" office:value="10" calcext:value-type="float">
            <text:p>10</text:p>
          </table:table-cell>
          <table:table-cell table:formula="of:=LOOKUP([.I97];team_long;team_id)" office:value-type="float" office:value="3" calcext:value-type="float">
            <text:p>3</text:p>
          </table:table-cell>
          <table:table-cell table:style-name="ce10" office:value-type="date" office:date-value="2024-02-03" calcext:value-type="date">
            <text:p>2024-02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LOOKUP([.H98];team_long;team_id)" office:value-type="float" office:value="13" calcext:value-type="float">
            <text:p>13</text:p>
          </table:table-cell>
          <table:table-cell table:formula="of:=LOOKUP([.I98];team_long;team_id)" office:value-type="float" office:value="2" calcext:value-type="float">
            <text:p>2</text:p>
          </table:table-cell>
          <table:table-cell table:style-name="ce10" office:value-type="date" office:date-value="2024-02-03" calcext:value-type="date">
            <text:p>2024-02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LOOKUP([.H99];team_long;team_id)" office:value-type="float" office:value="14" calcext:value-type="float">
            <text:p>14</text:p>
          </table:table-cell>
          <table:table-cell table:formula="of:=LOOKUP([.I99];team_long;team_id)" office:value-type="float" office:value="1" calcext:value-type="float">
            <text:p>1</text:p>
          </table:table-cell>
          <table:table-cell table:style-name="ce10" office:value-type="date" office:date-value="2024-02-03" calcext:value-type="date">
            <text:p>2024-02-0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LOOKUP([.H100];team_long;team_id)" office:value-type="float" office:value="1" calcext:value-type="float">
            <text:p>1</text:p>
          </table:table-cell>
          <table:table-cell table:formula="of:=LOOKUP([.I100];team_long;team_id)" office:value-type="float" office:value="4" calcext:value-type="float">
            <text:p>4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LOOKUP([.H101];team_long;team_id)" office:value-type="float" office:value="2" calcext:value-type="float">
            <text:p>2</text:p>
          </table:table-cell>
          <table:table-cell table:formula="of:=LOOKUP([.I101];team_long;team_id)" office:value-type="float" office:value="10" calcext:value-type="float">
            <text:p>10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LOOKUP([.H102];team_long;team_id)" office:value-type="float" office:value="3" calcext:value-type="float">
            <text:p>3</text:p>
          </table:table-cell>
          <table:table-cell table:formula="of:=LOOKUP([.I102];team_long;team_id)" office:value-type="float" office:value="13" calcext:value-type="float">
            <text:p>13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LOOKUP([.H103];team_long;team_id)" office:value-type="float" office:value="6" calcext:value-type="float">
            <text:p>6</text:p>
          </table:table-cell>
          <table:table-cell table:formula="of:=LOOKUP([.I103];team_long;team_id)" office:value-type="float" office:value="5" calcext:value-type="float">
            <text:p>5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LOOKUP([.H104];team_long;team_id)" office:value-type="float" office:value="9" calcext:value-type="float">
            <text:p>9</text:p>
          </table:table-cell>
          <table:table-cell table:formula="of:=LOOKUP([.I104];team_long;team_id)" office:value-type="float" office:value="11" calcext:value-type="float">
            <text:p>11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LOOKUP([.H105];team_long;team_id)" office:value-type="float" office:value="12" calcext:value-type="float">
            <text:p>12</text:p>
          </table:table-cell>
          <table:table-cell table:formula="of:=LOOKUP([.I105];team_long;team_id)" office:value-type="float" office:value="7" calcext:value-type="float">
            <text:p>7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LOOKUP([.H106];team_long;team_id)" office:value-type="float" office:value="14" calcext:value-type="float">
            <text:p>14</text:p>
          </table:table-cell>
          <table:table-cell table:formula="of:=LOOKUP([.I106];team_long;team_id)" office:value-type="float" office:value="8" calcext:value-type="float">
            <text:p>8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Oyonnax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LOOKUP([.H107];team_long;team_id)" office:value-type="float" office:value="11" calcext:value-type="float">
            <text:p>11</text:p>
          </table:table-cell>
          <table:table-cell table:formula="of:=LOOKUP([.I107];team_long;team_id)" office:value-type="float" office:value="5" calcext:value-type="float">
            <text:p>5</text:p>
          </table:table-cell>
          <table:table-cell table:style-name="ce10" office:value-type="date" office:date-value="2024-02-24" calcext:value-type="date">
            <text:p>2024-02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LOOKUP([.H108];team_long;team_id)" office:value-type="float" office:value="3" calcext:value-type="float">
            <text:p>3</text:p>
          </table:table-cell>
          <table:table-cell table:formula="of:=LOOKUP([.I108];team_long;team_id)" office:value-type="float" office:value="2" calcext:value-type="float">
            <text:p>2</text:p>
          </table:table-cell>
          <table:table-cell table:style-name="ce10" office:value-type="date" office:date-value="2024-02-24" calcext:value-type="date">
            <text:p>2024-02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LOOKUP([.H109];team_long;team_id)" office:value-type="float" office:value="4" calcext:value-type="float">
            <text:p>4</text:p>
          </table:table-cell>
          <table:table-cell table:formula="of:=LOOKUP([.I109];team_long;team_id)" office:value-type="float" office:value="14" calcext:value-type="float">
            <text:p>14</text:p>
          </table:table-cell>
          <table:table-cell table:style-name="ce10" office:value-type="date" office:date-value="2024-02-24" calcext:value-type="date">
            <text:p>2024-02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LOOKUP([.H110];team_long;team_id)" office:value-type="float" office:value="6" calcext:value-type="float">
            <text:p>6</text:p>
          </table:table-cell>
          <table:table-cell table:formula="of:=LOOKUP([.I110];team_long;team_id)" office:value-type="float" office:value="8" calcext:value-type="float">
            <text:p>8</text:p>
          </table:table-cell>
          <table:table-cell table:style-name="ce10" office:value-type="date" office:date-value="2024-02-24" calcext:value-type="date">
            <text:p>2024-02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Oyonnax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LOOKUP([.H111];team_long;team_id)" office:value-type="float" office:value="7" calcext:value-type="float">
            <text:p>7</text:p>
          </table:table-cell>
          <table:table-cell table:formula="of:=LOOKUP([.I111];team_long;team_id)" office:value-type="float" office:value="1" calcext:value-type="float">
            <text:p>1</text:p>
          </table:table-cell>
          <table:table-cell table:style-name="ce10" office:value-type="date" office:date-value="2024-02-24" calcext:value-type="date">
            <text:p>2024-02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LOOKUP([.H112];team_long;team_id)" office:value-type="float" office:value="10" calcext:value-type="float">
            <text:p>10</text:p>
          </table:table-cell>
          <table:table-cell table:formula="of:=LOOKUP([.I112];team_long;team_id)" office:value-type="float" office:value="13" calcext:value-type="float">
            <text:p>13</text:p>
          </table:table-cell>
          <table:table-cell table:style-name="ce10" office:value-type="date" office:date-value="2024-02-24" calcext:value-type="date">
            <text:p>2024-02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LOOKUP([.H113];team_long;team_id)" office:value-type="float" office:value="12" calcext:value-type="float">
            <text:p>12</text:p>
          </table:table-cell>
          <table:table-cell table:formula="of:=LOOKUP([.I113];team_long;team_id)" office:value-type="float" office:value="9" calcext:value-type="float">
            <text:p>9</text:p>
          </table:table-cell>
          <table:table-cell table:style-name="ce10" office:value-type="date" office:date-value="2024-02-24" calcext:value-type="date">
            <text:p>2024-02-24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LOOKUP([.H114];team_long;team_id)" office:value-type="float" office:value="1" calcext:value-type="float">
            <text:p>1</text:p>
          </table:table-cell>
          <table:table-cell table:formula="of:=LOOKUP([.I114];team_long;team_id)" office:value-type="float" office:value="6" calcext:value-type="float">
            <text:p>6</text:p>
          </table:table-cell>
          <table:table-cell office:value-type="date" office:date-value="2024-03-02" calcext:value-type="date">
            <text:p>2024-03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LOOKUP([.H115];team_long;team_id)" office:value-type="float" office:value="2" calcext:value-type="float">
            <text:p>2</text:p>
          </table:table-cell>
          <table:table-cell table:formula="of:=LOOKUP([.I115];team_long;team_id)" office:value-type="float" office:value="12" calcext:value-type="float">
            <text:p>12</text:p>
          </table:table-cell>
          <table:table-cell office:value-type="date" office:date-value="2024-03-02" calcext:value-type="date">
            <text:p>2024-03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LOOKUP([.H116];team_long;team_id)" office:value-type="float" office:value="8" calcext:value-type="float">
            <text:p>8</text:p>
          </table:table-cell>
          <table:table-cell table:formula="of:=LOOKUP([.I116];team_long;team_id)" office:value-type="float" office:value="7" calcext:value-type="float">
            <text:p>7</text:p>
          </table:table-cell>
          <table:table-cell office:value-type="date" office:date-value="2024-03-02" calcext:value-type="date">
            <text:p>2024-03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Oyonnax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LOOKUP([.H117];team_long;team_id)" office:value-type="float" office:value="5" calcext:value-type="float">
            <text:p>5</text:p>
          </table:table-cell>
          <table:table-cell table:formula="of:=LOOKUP([.I117];team_long;team_id)" office:value-type="float" office:value="4" calcext:value-type="float">
            <text:p>4</text:p>
          </table:table-cell>
          <table:table-cell office:value-type="date" office:date-value="2024-03-02" calcext:value-type="date">
            <text:p>2024-03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LOOKUP([.H118];team_long;team_id)" office:value-type="float" office:value="9" calcext:value-type="float">
            <text:p>9</text:p>
          </table:table-cell>
          <table:table-cell table:formula="of:=LOOKUP([.I118];team_long;team_id)" office:value-type="float" office:value="10" calcext:value-type="float">
            <text:p>10</text:p>
          </table:table-cell>
          <table:table-cell office:value-type="date" office:date-value="2024-03-02" calcext:value-type="date">
            <text:p>2024-03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LOOKUP([.H119];team_long;team_id)" office:value-type="float" office:value="13" calcext:value-type="float">
            <text:p>13</text:p>
          </table:table-cell>
          <table:table-cell table:formula="of:=LOOKUP([.I119];team_long;team_id)" office:value-type="float" office:value="11" calcext:value-type="float">
            <text:p>11</text:p>
          </table:table-cell>
          <table:table-cell office:value-type="date" office:date-value="2024-03-02" calcext:value-type="date">
            <text:p>2024-03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LOOKUP([.H120];team_long;team_id)" office:value-type="float" office:value="14" calcext:value-type="float">
            <text:p>14</text:p>
          </table:table-cell>
          <table:table-cell table:formula="of:=LOOKUP([.I120];team_long;team_id)" office:value-type="float" office:value="3" calcext:value-type="float">
            <text:p>3</text:p>
          </table:table-cell>
          <table:table-cell office:value-type="date" office:date-value="2024-03-02" calcext:value-type="date">
            <text:p>2024-03-02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LOOKUP([.H121];team_long;team_id)" office:value-type="float" office:value="11" calcext:value-type="float">
            <text:p>11</text:p>
          </table:table-cell>
          <table:table-cell table:formula="of:=LOOKUP([.I121];team_long;team_id)" office:value-type="float" office:value="14" calcext:value-type="float">
            <text:p>14</text:p>
          </table:table-cell>
          <table:table-cell table:style-name="ce10" office:value-type="date" office:date-value="2024-03-09" calcext:value-type="date">
            <text:p>2024-03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LOOKUP([.H122];team_long;team_id)" office:value-type="float" office:value="4" calcext:value-type="float">
            <text:p>4</text:p>
          </table:table-cell>
          <table:table-cell table:formula="of:=LOOKUP([.I122];team_long;team_id)" office:value-type="float" office:value="8" calcext:value-type="float">
            <text:p>8</text:p>
          </table:table-cell>
          <table:table-cell table:style-name="ce10" office:value-type="date" office:date-value="2024-03-09" calcext:value-type="date">
            <text:p>2024-03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Oyonnax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LOOKUP([.H123];team_long;team_id)" office:value-type="float" office:value="5" calcext:value-type="float">
            <text:p>5</text:p>
          </table:table-cell>
          <table:table-cell table:formula="of:=LOOKUP([.I123];team_long;team_id)" office:value-type="float" office:value="9" calcext:value-type="float">
            <text:p>9</text:p>
          </table:table-cell>
          <table:table-cell table:style-name="ce10" office:value-type="date" office:date-value="2024-03-09" calcext:value-type="date">
            <text:p>2024-03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LOOKUP([.H124];team_long;team_id)" office:value-type="float" office:value="6" calcext:value-type="float">
            <text:p>6</text:p>
          </table:table-cell>
          <table:table-cell table:formula="of:=LOOKUP([.I124];team_long;team_id)" office:value-type="float" office:value="3" calcext:value-type="float">
            <text:p>3</text:p>
          </table:table-cell>
          <table:table-cell table:style-name="ce10" office:value-type="date" office:date-value="2024-03-09" calcext:value-type="date">
            <text:p>2024-03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LOOKUP([.H125];team_long;team_id)" office:value-type="float" office:value="7" calcext:value-type="float">
            <text:p>7</text:p>
          </table:table-cell>
          <table:table-cell table:formula="of:=LOOKUP([.I125];team_long;team_id)" office:value-type="float" office:value="2" calcext:value-type="float">
            <text:p>2</text:p>
          </table:table-cell>
          <table:table-cell table:style-name="ce10" office:value-type="date" office:date-value="2024-03-09" calcext:value-type="date">
            <text:p>2024-03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LOOKUP([.H126];team_long;team_id)" office:value-type="float" office:value="10" calcext:value-type="float">
            <text:p>10</text:p>
          </table:table-cell>
          <table:table-cell table:formula="of:=LOOKUP([.I126];team_long;team_id)" office:value-type="float" office:value="1" calcext:value-type="float">
            <text:p>1</text:p>
          </table:table-cell>
          <table:table-cell table:style-name="ce10" office:value-type="date" office:date-value="2024-03-09" calcext:value-type="date">
            <text:p>2024-03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LOOKUP([.H127];team_long;team_id)" office:value-type="float" office:value="12" calcext:value-type="float">
            <text:p>12</text:p>
          </table:table-cell>
          <table:table-cell table:formula="of:=LOOKUP([.I127];team_long;team_id)" office:value-type="float" office:value="13" calcext:value-type="float">
            <text:p>13</text:p>
          </table:table-cell>
          <table:table-cell table:style-name="ce10" office:value-type="date" office:date-value="2024-03-09" calcext:value-type="date">
            <text:p>2024-03-09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LOOKUP([.H128];team_long;team_id)" office:value-type="float" office:value="1" calcext:value-type="float">
            <text:p>1</text:p>
          </table:table-cell>
          <table:table-cell table:formula="of:=LOOKUP([.I128];team_long;team_id)" office:value-type="float" office:value="5" calcext:value-type="float">
            <text:p>5</text:p>
          </table:table-cell>
          <table:table-cell office:value-type="date" office:date-value="2024-03-23" calcext:value-type="date">
            <text:p>2024-03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LOOKUP([.H129];team_long;team_id)" office:value-type="float" office:value="2" calcext:value-type="float">
            <text:p>2</text:p>
          </table:table-cell>
          <table:table-cell table:formula="of:=LOOKUP([.I129];team_long;team_id)" office:value-type="float" office:value="14" calcext:value-type="float">
            <text:p>14</text:p>
          </table:table-cell>
          <table:table-cell office:value-type="date" office:date-value="2024-03-23" calcext:value-type="date">
            <text:p>2024-03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LOOKUP([.H130];team_long;team_id)" office:value-type="float" office:value="8" calcext:value-type="float">
            <text:p>8</text:p>
          </table:table-cell>
          <table:table-cell table:formula="of:=LOOKUP([.I130];team_long;team_id)" office:value-type="float" office:value="11" calcext:value-type="float">
            <text:p>11</text:p>
          </table:table-cell>
          <table:table-cell office:value-type="date" office:date-value="2024-03-23" calcext:value-type="date">
            <text:p>2024-03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Oyonnax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LOOKUP([.H131];team_long;team_id)" office:value-type="float" office:value="3" calcext:value-type="float">
            <text:p>3</text:p>
          </table:table-cell>
          <table:table-cell table:formula="of:=LOOKUP([.I131];team_long;team_id)" office:value-type="float" office:value="12" calcext:value-type="float">
            <text:p>12</text:p>
          </table:table-cell>
          <table:table-cell office:value-type="date" office:date-value="2024-03-23" calcext:value-type="date">
            <text:p>2024-03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LOOKUP([.H132];team_long;team_id)" office:value-type="float" office:value="4" calcext:value-type="float">
            <text:p>4</text:p>
          </table:table-cell>
          <table:table-cell table:formula="of:=LOOKUP([.I132];team_long;team_id)" office:value-type="float" office:value="10" calcext:value-type="float">
            <text:p>10</text:p>
          </table:table-cell>
          <table:table-cell office:value-type="date" office:date-value="2024-03-23" calcext:value-type="date">
            <text:p>2024-03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LOOKUP([.H133];team_long;team_id)" office:value-type="float" office:value="9" calcext:value-type="float">
            <text:p>9</text:p>
          </table:table-cell>
          <table:table-cell table:formula="of:=LOOKUP([.I133];team_long;team_id)" office:value-type="float" office:value="6" calcext:value-type="float">
            <text:p>6</text:p>
          </table:table-cell>
          <table:table-cell office:value-type="date" office:date-value="2024-03-23" calcext:value-type="date">
            <text:p>2024-03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formula="of:=LOOKUP([.H134];team_long;team_id)" office:value-type="float" office:value="13" calcext:value-type="float">
            <text:p>13</text:p>
          </table:table-cell>
          <table:table-cell table:formula="of:=LOOKUP([.I134];team_long;team_id)" office:value-type="float" office:value="7" calcext:value-type="float">
            <text:p>7</text:p>
          </table:table-cell>
          <table:table-cell office:value-type="date" office:date-value="2024-03-23" calcext:value-type="date">
            <text:p>2024-03-23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LOOKUP([.H135];team_long;team_id)" office:value-type="float" office:value="1" calcext:value-type="float">
            <text:p>1</text:p>
          </table:table-cell>
          <table:table-cell table:formula="of:=LOOKUP([.I135];team_long;team_id)" office:value-type="float" office:value="13" calcext:value-type="float">
            <text:p>13</text:p>
          </table:table-cell>
          <table:table-cell table:style-name="ce10" office:value-type="date" office:date-value="2024-03-30" calcext:value-type="date">
            <text:p>2024-03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LOOKUP([.H136];team_long;team_id)" office:value-type="float" office:value="11" calcext:value-type="float">
            <text:p>11</text:p>
          </table:table-cell>
          <table:table-cell table:formula="of:=LOOKUP([.I136];team_long;team_id)" office:value-type="float" office:value="3" calcext:value-type="float">
            <text:p>3</text:p>
          </table:table-cell>
          <table:table-cell table:style-name="ce10" office:value-type="date" office:date-value="2024-03-30" calcext:value-type="date">
            <text:p>2024-03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LOOKUP([.H137];team_long;team_id)" office:value-type="float" office:value="5" calcext:value-type="float">
            <text:p>5</text:p>
          </table:table-cell>
          <table:table-cell table:formula="of:=LOOKUP([.I137];team_long;team_id)" office:value-type="float" office:value="8" calcext:value-type="float">
            <text:p>8</text:p>
          </table:table-cell>
          <table:table-cell table:style-name="ce10" office:value-type="date" office:date-value="2024-03-30" calcext:value-type="date">
            <text:p>2024-03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Oyonnax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LOOKUP([.H138];team_long;team_id)" office:value-type="float" office:value="6" calcext:value-type="float">
            <text:p>6</text:p>
          </table:table-cell>
          <table:table-cell table:formula="of:=LOOKUP([.I138];team_long;team_id)" office:value-type="float" office:value="2" calcext:value-type="float">
            <text:p>2</text:p>
          </table:table-cell>
          <table:table-cell table:style-name="ce10" office:value-type="date" office:date-value="2024-03-30" calcext:value-type="date">
            <text:p>2024-03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LOOKUP([.H139];team_long;team_id)" office:value-type="float" office:value="7" calcext:value-type="float">
            <text:p>7</text:p>
          </table:table-cell>
          <table:table-cell table:formula="of:=LOOKUP([.I139];team_long;team_id)" office:value-type="float" office:value="9" calcext:value-type="float">
            <text:p>9</text:p>
          </table:table-cell>
          <table:table-cell table:style-name="ce10" office:value-type="date" office:date-value="2024-03-30" calcext:value-type="date">
            <text:p>2024-03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LOOKUP([.H140];team_long;team_id)" office:value-type="float" office:value="12" calcext:value-type="float">
            <text:p>12</text:p>
          </table:table-cell>
          <table:table-cell table:formula="of:=LOOKUP([.I140];team_long;team_id)" office:value-type="float" office:value="4" calcext:value-type="float">
            <text:p>4</text:p>
          </table:table-cell>
          <table:table-cell table:style-name="ce10" office:value-type="date" office:date-value="2024-03-30" calcext:value-type="date">
            <text:p>2024-03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LOOKUP([.H141];team_long;team_id)" office:value-type="float" office:value="14" calcext:value-type="float">
            <text:p>14</text:p>
          </table:table-cell>
          <table:table-cell table:formula="of:=LOOKUP([.I141];team_long;team_id)" office:value-type="float" office:value="10" calcext:value-type="float">
            <text:p>10</text:p>
          </table:table-cell>
          <table:table-cell table:style-name="ce10" office:value-type="date" office:date-value="2024-03-30" calcext:value-type="date">
            <text:p>2024-03-3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LOOKUP([.H142];team_long;team_id)" office:value-type="float" office:value="11" calcext:value-type="float">
            <text:p>11</text:p>
          </table:table-cell>
          <table:table-cell table:formula="of:=LOOKUP([.I142];team_long;team_id)" office:value-type="float" office:value="6" calcext:value-type="float">
            <text:p>6</text:p>
          </table:table-cell>
          <table:table-cell office:value-type="date" office:date-value="2024-04-20" calcext:value-type="date">
            <text:p>2024-04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LOOKUP([.H143];team_long;team_id)" office:value-type="float" office:value="2" calcext:value-type="float">
            <text:p>2</text:p>
          </table:table-cell>
          <table:table-cell table:formula="of:=LOOKUP([.I143];team_long;team_id)" office:value-type="float" office:value="4" calcext:value-type="float">
            <text:p>4</text:p>
          </table:table-cell>
          <table:table-cell office:value-type="date" office:date-value="2024-04-20" calcext:value-type="date">
            <text:p>2024-04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LOOKUP([.H144];team_long;team_id)" office:value-type="float" office:value="8" calcext:value-type="float">
            <text:p>8</text:p>
          </table:table-cell>
          <table:table-cell table:formula="of:=LOOKUP([.I144];team_long;team_id)" office:value-type="float" office:value="12" calcext:value-type="float">
            <text:p>12</text:p>
          </table:table-cell>
          <table:table-cell office:value-type="date" office:date-value="2024-04-20" calcext:value-type="date">
            <text:p>2024-04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Oyonnax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LOOKUP([.H145];team_long;team_id)" office:value-type="float" office:value="9" calcext:value-type="float">
            <text:p>9</text:p>
          </table:table-cell>
          <table:table-cell table:formula="of:=LOOKUP([.I145];team_long;team_id)" office:value-type="float" office:value="1" calcext:value-type="float">
            <text:p>1</text:p>
          </table:table-cell>
          <table:table-cell office:value-type="date" office:date-value="2024-04-20" calcext:value-type="date">
            <text:p>2024-04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LOOKUP([.H146];team_long;team_id)" office:value-type="float" office:value="10" calcext:value-type="float">
            <text:p>10</text:p>
          </table:table-cell>
          <table:table-cell table:formula="of:=LOOKUP([.I146];team_long;team_id)" office:value-type="float" office:value="7" calcext:value-type="float">
            <text:p>7</text:p>
          </table:table-cell>
          <table:table-cell office:value-type="date" office:date-value="2024-04-20" calcext:value-type="date">
            <text:p>2024-04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LOOKUP([.H147];team_long;team_id)" office:value-type="float" office:value="13" calcext:value-type="float">
            <text:p>13</text:p>
          </table:table-cell>
          <table:table-cell table:formula="of:=LOOKUP([.I147];team_long;team_id)" office:value-type="float" office:value="14" calcext:value-type="float">
            <text:p>14</text:p>
          </table:table-cell>
          <table:table-cell office:value-type="date" office:date-value="2024-04-20" calcext:value-type="date">
            <text:p>2024-04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LOOKUP([.H148];team_long;team_id)" office:value-type="float" office:value="3" calcext:value-type="float">
            <text:p>3</text:p>
          </table:table-cell>
          <table:table-cell table:formula="of:=LOOKUP([.I148];team_long;team_id)" office:value-type="float" office:value="5" calcext:value-type="float">
            <text:p>5</text:p>
          </table:table-cell>
          <table:table-cell office:value-type="date" office:date-value="2024-04-20" calcext:value-type="date">
            <text:p>2024-04-2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LOOKUP([.H149];team_long;team_id)" office:value-type="float" office:value="1" calcext:value-type="float">
            <text:p>1</text:p>
          </table:table-cell>
          <table:table-cell table:formula="of:=LOOKUP([.I149];team_long;team_id)" office:value-type="float" office:value="2" calcext:value-type="float">
            <text:p>2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LOOKUP([.H150];team_long;team_id)" office:value-type="float" office:value="8" calcext:value-type="float">
            <text:p>8</text:p>
          </table:table-cell>
          <table:table-cell table:formula="of:=LOOKUP([.I150];team_long;team_id)" office:value-type="float" office:value="3" calcext:value-type="float">
            <text:p>3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Oyonnax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LOOKUP([.H151];team_long;team_id)" office:value-type="float" office:value="4" calcext:value-type="float">
            <text:p>4</text:p>
          </table:table-cell>
          <table:table-cell table:formula="of:=LOOKUP([.I151];team_long;team_id)" office:value-type="float" office:value="9" calcext:value-type="float">
            <text:p>9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LOOKUP([.H152];team_long;team_id)" office:value-type="float" office:value="5" calcext:value-type="float">
            <text:p>5</text:p>
          </table:table-cell>
          <table:table-cell table:formula="of:=LOOKUP([.I152];team_long;team_id)" office:value-type="float" office:value="13" calcext:value-type="float">
            <text:p>13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LOOKUP([.H153];team_long;team_id)" office:value-type="float" office:value="6" calcext:value-type="float">
            <text:p>6</text:p>
          </table:table-cell>
          <table:table-cell table:formula="of:=LOOKUP([.I153];team_long;team_id)" office:value-type="float" office:value="10" calcext:value-type="float">
            <text:p>10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LOOKUP([.H154];team_long;team_id)" office:value-type="float" office:value="7" calcext:value-type="float">
            <text:p>7</text:p>
          </table:table-cell>
          <table:table-cell table:formula="of:=LOOKUP([.I154];team_long;team_id)" office:value-type="float" office:value="11" calcext:value-type="float">
            <text:p>11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table:formula="of:=LOOKUP([.H155];team_long;team_id)" office:value-type="float" office:value="14" calcext:value-type="float">
            <text:p>14</text:p>
          </table:table-cell>
          <table:table-cell table:formula="of:=LOOKUP([.I155];team_long;team_id)" office:value-type="float" office:value="12" calcext:value-type="float">
            <text:p>12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LOOKUP([.H156];team_long;team_id)" office:value-type="float" office:value="11" calcext:value-type="float">
            <text:p>11</text:p>
          </table:table-cell>
          <table:table-cell table:formula="of:=LOOKUP([.I156];team_long;team_id)" office:value-type="float" office:value="4" calcext:value-type="float">
            <text:p>4</text:p>
          </table:table-cell>
          <table:table-cell office:value-type="date" office:date-value="2024-05-11" calcext:value-type="date">
            <text:p>2024-05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LOOKUP([.H157];team_long;team_id)" office:value-type="float" office:value="2" calcext:value-type="float">
            <text:p>2</text:p>
          </table:table-cell>
          <table:table-cell table:formula="of:=LOOKUP([.I157];team_long;team_id)" office:value-type="float" office:value="5" calcext:value-type="float">
            <text:p>5</text:p>
          </table:table-cell>
          <table:table-cell office:value-type="date" office:date-value="2024-05-11" calcext:value-type="date">
            <text:p>2024-05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LOOKUP([.H158];team_long;team_id)" office:value-type="float" office:value="3" calcext:value-type="float">
            <text:p>3</text:p>
          </table:table-cell>
          <table:table-cell table:formula="of:=LOOKUP([.I158];team_long;team_id)" office:value-type="float" office:value="7" calcext:value-type="float">
            <text:p>7</text:p>
          </table:table-cell>
          <table:table-cell office:value-type="date" office:date-value="2024-05-11" calcext:value-type="date">
            <text:p>2024-05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LOOKUP([.H159];team_long;team_id)" office:value-type="float" office:value="10" calcext:value-type="float">
            <text:p>10</text:p>
          </table:table-cell>
          <table:table-cell table:formula="of:=LOOKUP([.I159];team_long;team_id)" office:value-type="float" office:value="8" calcext:value-type="float">
            <text:p>8</text:p>
          </table:table-cell>
          <table:table-cell office:value-type="date" office:date-value="2024-05-11" calcext:value-type="date">
            <text:p>2024-05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Oyonnax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LOOKUP([.H160];team_long;team_id)" office:value-type="float" office:value="12" calcext:value-type="float">
            <text:p>12</text:p>
          </table:table-cell>
          <table:table-cell table:formula="of:=LOOKUP([.I160];team_long;team_id)" office:value-type="float" office:value="1" calcext:value-type="float">
            <text:p>1</text:p>
          </table:table-cell>
          <table:table-cell office:value-type="date" office:date-value="2024-05-11" calcext:value-type="date">
            <text:p>2024-05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LOOKUP([.H161];team_long;team_id)" office:value-type="float" office:value="13" calcext:value-type="float">
            <text:p>13</text:p>
          </table:table-cell>
          <table:table-cell table:formula="of:=LOOKUP([.I161];team_long;team_id)" office:value-type="float" office:value="6" calcext:value-type="float">
            <text:p>6</text:p>
          </table:table-cell>
          <table:table-cell office:value-type="date" office:date-value="2024-05-11" calcext:value-type="date">
            <text:p>2024-05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table:formula="of:=LOOKUP([.H162];team_long;team_id)" office:value-type="float" office:value="14" calcext:value-type="float">
            <text:p>14</text:p>
          </table:table-cell>
          <table:table-cell table:formula="of:=LOOKUP([.I162];team_long;team_id)" office:value-type="float" office:value="9" calcext:value-type="float">
            <text:p>9</text:p>
          </table:table-cell>
          <table:table-cell office:value-type="date" office:date-value="2024-05-11" calcext:value-type="date">
            <text:p>2024-05-1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LOOKUP([.H163];team_long;team_id)" office:value-type="float" office:value="1" calcext:value-type="float">
            <text:p>1</text:p>
          </table:table-cell>
          <table:table-cell table:formula="of:=LOOKUP([.I163];team_long;team_id)" office:value-type="float" office:value="11" calcext:value-type="float">
            <text:p>11</text:p>
          </table:table-cell>
          <table:table-cell table:style-name="ce10" office:value-type="date" office:date-value="2024-05-18" calcext:value-type="date">
            <text:p>2024-05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LOOKUP([.H164];team_long;team_id)" office:value-type="float" office:value="8" calcext:value-type="float">
            <text:p>8</text:p>
          </table:table-cell>
          <table:table-cell table:formula="of:=LOOKUP([.I164];team_long;team_id)" office:value-type="float" office:value="13" calcext:value-type="float">
            <text:p>13</text:p>
          </table:table-cell>
          <table:table-cell table:style-name="ce10" office:value-type="date" office:date-value="2024-05-18" calcext:value-type="date">
            <text:p>2024-05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Oyonnax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LOOKUP([.H165];team_long;team_id)" office:value-type="float" office:value="4" calcext:value-type="float">
            <text:p>4</text:p>
          </table:table-cell>
          <table:table-cell table:formula="of:=LOOKUP([.I165];team_long;team_id)" office:value-type="float" office:value="3" calcext:value-type="float">
            <text:p>3</text:p>
          </table:table-cell>
          <table:table-cell table:style-name="ce10" office:value-type="date" office:date-value="2024-05-18" calcext:value-type="date">
            <text:p>2024-05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LOOKUP([.H166];team_long;team_id)" office:value-type="float" office:value="5" calcext:value-type="float">
            <text:p>5</text:p>
          </table:table-cell>
          <table:table-cell table:formula="of:=LOOKUP([.I166];team_long;team_id)" office:value-type="float" office:value="10" calcext:value-type="float">
            <text:p>10</text:p>
          </table:table-cell>
          <table:table-cell table:style-name="ce10" office:value-type="date" office:date-value="2024-05-18" calcext:value-type="date">
            <text:p>2024-05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LOOKUP([.H167];team_long;team_id)" office:value-type="float" office:value="6" calcext:value-type="float">
            <text:p>6</text:p>
          </table:table-cell>
          <table:table-cell table:formula="of:=LOOKUP([.I167];team_long;team_id)" office:value-type="float" office:value="12" calcext:value-type="float">
            <text:p>12</text:p>
          </table:table-cell>
          <table:table-cell table:style-name="ce10" office:value-type="date" office:date-value="2024-05-18" calcext:value-type="date">
            <text:p>2024-05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LOOKUP([.H168];team_long;team_id)" office:value-type="float" office:value="7" calcext:value-type="float">
            <text:p>7</text:p>
          </table:table-cell>
          <table:table-cell table:formula="of:=LOOKUP([.I168];team_long;team_id)" office:value-type="float" office:value="14" calcext:value-type="float">
            <text:p>14</text:p>
          </table:table-cell>
          <table:table-cell table:style-name="ce10" office:value-type="date" office:date-value="2024-05-18" calcext:value-type="date">
            <text:p>2024-05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LOOKUP([.H169];team_long;team_id)" office:value-type="float" office:value="9" calcext:value-type="float">
            <text:p>9</text:p>
          </table:table-cell>
          <table:table-cell table:formula="of:=LOOKUP([.I169];team_long;team_id)" office:value-type="float" office:value="2" calcext:value-type="float">
            <text:p>2</text:p>
          </table:table-cell>
          <table:table-cell table:style-name="ce10" office:value-type="date" office:date-value="2024-05-18" calcext:value-type="date">
            <text:p>2024-05-1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LOOKUP([.H170];team_long;team_id)" office:value-type="float" office:value="11" calcext:value-type="float">
            <text:p>11</text:p>
          </table:table-cell>
          <table:table-cell table:formula="of:=LOOKUP([.I170];team_long;team_id)" office:value-type="float" office:value="2" calcext:value-type="float">
            <text:p>2</text:p>
          </table:table-cell>
          <table:table-cell office:value-type="date" office:date-value="2024-06-01" calcext:value-type="date">
            <text:p>2024-06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erpignan</text:p>
          </table:table-cell>
          <table:table-cell office:value-type="string" calcext:value-type="string">
            <text:p>Bordeaux-Bègles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LOOKUP([.H171];team_long;team_id)" office:value-type="float" office:value="8" calcext:value-type="float">
            <text:p>8</text:p>
          </table:table-cell>
          <table:table-cell table:formula="of:=LOOKUP([.I171];team_long;team_id)" office:value-type="float" office:value="1" calcext:value-type="float">
            <text:p>1</text:p>
          </table:table-cell>
          <table:table-cell office:value-type="date" office:date-value="2024-06-01" calcext:value-type="date">
            <text:p>2024-06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Oyonnax</text:p>
          </table:table-cell>
          <table:table-cell office:value-type="string" calcext:value-type="string">
            <text:p>Bayonne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LOOKUP([.H172];team_long;team_id)" office:value-type="float" office:value="3" calcext:value-type="float">
            <text:p>3</text:p>
          </table:table-cell>
          <table:table-cell table:formula="of:=LOOKUP([.I172];team_long;team_id)" office:value-type="float" office:value="9" calcext:value-type="float">
            <text:p>9</text:p>
          </table:table-cell>
          <table:table-cell office:value-type="date" office:date-value="2024-06-01" calcext:value-type="date">
            <text:p>2024-06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astres</text:p>
          </table:table-cell>
          <table:table-cell office:value-type="string" calcext:value-type="string">
            <text:p>Paris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LOOKUP([.H173];team_long;team_id)" office:value-type="float" office:value="7" calcext:value-type="float">
            <text:p>7</text:p>
          </table:table-cell>
          <table:table-cell table:formula="of:=LOOKUP([.I173];team_long;team_id)" office:value-type="float" office:value="6" calcext:value-type="float">
            <text:p>6</text:p>
          </table:table-cell>
          <table:table-cell office:value-type="date" office:date-value="2024-06-01" calcext:value-type="date">
            <text:p>2024-06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Montpellier</text:p>
          </table:table-cell>
          <table:table-cell office:value-type="string" calcext:value-type="string">
            <text:p>Lyon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LOOKUP([.H174];team_long;team_id)" office:value-type="float" office:value="12" calcext:value-type="float">
            <text:p>12</text:p>
          </table:table-cell>
          <table:table-cell table:formula="of:=LOOKUP([.I174];team_long;team_id)" office:value-type="float" office:value="10" calcext:value-type="float">
            <text:p>10</text:p>
          </table:table-cell>
          <table:table-cell office:value-type="date" office:date-value="2024-06-01" calcext:value-type="date">
            <text:p>2024-06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Racing 92</text:p>
          </table:table-cell>
          <table:table-cell office:value-type="string" calcext:value-type="string">
            <text:p>Pau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LOOKUP([.H175];team_long;team_id)" office:value-type="float" office:value="13" calcext:value-type="float">
            <text:p>13</text:p>
          </table:table-cell>
          <table:table-cell table:formula="of:=LOOKUP([.I175];team_long;team_id)" office:value-type="float" office:value="4" calcext:value-type="float">
            <text:p>4</text:p>
          </table:table-cell>
          <table:table-cell office:value-type="date" office:date-value="2024-06-01" calcext:value-type="date">
            <text:p>2024-06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Clermont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LOOKUP([.H176];team_long;team_id)" office:value-type="float" office:value="14" calcext:value-type="float">
            <text:p>14</text:p>
          </table:table-cell>
          <table:table-cell table:formula="of:=LOOKUP([.I176];team_long;team_id)" office:value-type="float" office:value="5" calcext:value-type="float">
            <text:p>5</text:p>
          </table:table-cell>
          <table:table-cell office:value-type="date" office:date-value="2024-06-01" calcext:value-type="date">
            <text:p>2024-06-01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Toulouse</text:p>
          </table:table-cell>
          <table:table-cell office:value-type="string" calcext:value-type="string">
            <text:p>La Rochell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LOOKUP([.H177];team_long;team_id)" office:value-type="float" office:value="1" calcext:value-type="float">
            <text:p>1</text:p>
          </table:table-cell>
          <table:table-cell table:formula="of:=LOOKUP([.I177];team_long;team_id)" office:value-type="float" office:value="3" calcext:value-type="float">
            <text:p>3</text:p>
          </table:table-cell>
          <table:table-cell table:style-name="ce10" office:value-type="date" office:date-value="2024-06-08" calcext:value-type="date">
            <text:p>2024-06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ayonne</text:p>
          </table:table-cell>
          <table:table-cell office:value-type="string" calcext:value-type="string">
            <text:p>Castres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LOOKUP([.H178];team_long;team_id)" office:value-type="float" office:value="2" calcext:value-type="float">
            <text:p>2</text:p>
          </table:table-cell>
          <table:table-cell table:formula="of:=LOOKUP([.I178];team_long;team_id)" office:value-type="float" office:value="8" calcext:value-type="float">
            <text:p>8</text:p>
          </table:table-cell>
          <table:table-cell table:style-name="ce10" office:value-type="date" office:date-value="2024-06-08" calcext:value-type="date">
            <text:p>2024-06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Bordeaux-Bègles</text:p>
          </table:table-cell>
          <table:table-cell office:value-type="string" calcext:value-type="string">
            <text:p>Oyonnax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LOOKUP([.H179];team_long;team_id)" office:value-type="float" office:value="4" calcext:value-type="float">
            <text:p>4</text:p>
          </table:table-cell>
          <table:table-cell table:formula="of:=LOOKUP([.I179];team_long;team_id)" office:value-type="float" office:value="7" calcext:value-type="float">
            <text:p>7</text:p>
          </table:table-cell>
          <table:table-cell table:style-name="ce10" office:value-type="date" office:date-value="2024-06-08" calcext:value-type="date">
            <text:p>2024-06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Montpellier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LOOKUP([.H180];team_long;team_id)" office:value-type="float" office:value="5" calcext:value-type="float">
            <text:p>5</text:p>
          </table:table-cell>
          <table:table-cell table:formula="of:=LOOKUP([.I180];team_long;team_id)" office:value-type="float" office:value="12" calcext:value-type="float">
            <text:p>12</text:p>
          </table:table-cell>
          <table:table-cell table:style-name="ce10" office:value-type="date" office:date-value="2024-06-08" calcext:value-type="date">
            <text:p>2024-06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a Rochelle</text:p>
          </table:table-cell>
          <table:table-cell office:value-type="string" calcext:value-type="string">
            <text:p>Racing 9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LOOKUP([.H181];team_long;team_id)" office:value-type="float" office:value="6" calcext:value-type="float">
            <text:p>6</text:p>
          </table:table-cell>
          <table:table-cell table:formula="of:=LOOKUP([.I181];team_long;team_id)" office:value-type="float" office:value="14" calcext:value-type="float">
            <text:p>14</text:p>
          </table:table-cell>
          <table:table-cell table:style-name="ce10" office:value-type="date" office:date-value="2024-06-08" calcext:value-type="date">
            <text:p>2024-06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Lyon</text:p>
          </table:table-cell>
          <table:table-cell office:value-type="string" calcext:value-type="string">
            <text:p>Toulouse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LOOKUP([.H182];team_long;team_id)" office:value-type="float" office:value="9" calcext:value-type="float">
            <text:p>9</text:p>
          </table:table-cell>
          <table:table-cell table:formula="of:=LOOKUP([.I182];team_long;team_id)" office:value-type="float" office:value="13" calcext:value-type="float">
            <text:p>13</text:p>
          </table:table-cell>
          <table:table-cell table:style-name="ce10" office:value-type="date" office:date-value="2024-06-08" calcext:value-type="date">
            <text:p>2024-06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Toulon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formula="of:=LOOKUP([.H183];team_long;team_id)" office:value-type="float" office:value="10" calcext:value-type="float">
            <text:p>10</text:p>
          </table:table-cell>
          <table:table-cell table:formula="of:=LOOKUP([.I183];team_long;team_id)" office:value-type="float" office:value="11" calcext:value-type="float">
            <text:p>11</text:p>
          </table:table-cell>
          <table:table-cell table:style-name="ce10" office:value-type="date" office:date-value="2024-06-08" calcext:value-type="date">
            <text:p>2024-06-08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Pau</text:p>
          </table:table-cell>
          <table:table-cell office:value-type="string" calcext:value-type="string">
            <text:p>Perpignan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4-06-15" calcext:value-type="date">
            <text:p>2024-06-15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4-06-15" calcext:value-type="date">
            <text:p>2024-06-15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4-06-22" calcext:value-type="date">
            <text:p>2024-06-22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4-06-22" calcext:value-type="date">
            <text:p>2024-06-22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4-06-28" calcext:value-type="date">
            <text:p>2024-06-28</text:p>
          </table:table-cell>
          <table:table-cell office:value-type="time" office:time-value="PT18H00M00S" calcext:value-type="time">
            <text:p>18:00:00</text:p>
          </table:table-cell>
          <table:table-cell table:number-columns-repeated="2"/>
        </table:table-row>
      </table:table>
      <table:table table:name="Match" table:style-name="ta1">
        <table:table-column table:style-name="co1" table:number-columns-repeated="4" table:default-cell-style-name="ce1"/>
        <table:table-column table:style-name="co1" table:default-cell-style-name="ce9"/>
        <table:table-column table:style-name="co1" table:default-cell-style-name="ce4"/>
        <table:table-row table:style-name="ro1">
          <table:table-cell office:value-type="string" calcext:value-type="string">
            <text:p>seaso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eam1</text:p>
          </table:table-cell>
          <table:table-cell office:value-type="string" calcext:value-type="string">
            <text:p>team2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date" office:date-value="2023-08-19" calcext:value-type="date">
            <text:p>2023-08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date" office:date-value="2023-08-19" calcext:value-type="date">
            <text:p>2023-08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date" office:date-value="2023-08-19" calcext:value-type="date">
            <text:p>2023-08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date" office:date-value="2023-08-19" calcext:value-type="date">
            <text:p>2023-08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date" office:date-value="2023-08-19" calcext:value-type="date">
            <text:p>2023-08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23-08-19" calcext:value-type="date">
            <text:p>2023-08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date" office:date-value="2023-08-19" calcext:value-type="date">
            <text:p>2023-08-1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3-08-26" calcext:value-type="date">
            <text:p>2023-08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3-08-26" calcext:value-type="date">
            <text:p>2023-08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3-08-26" calcext:value-type="date">
            <text:p>2023-08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3-08-26" calcext:value-type="date">
            <text:p>2023-08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3-08-26" calcext:value-type="date">
            <text:p>2023-08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3-08-26" calcext:value-type="date">
            <text:p>2023-08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10" office:value-type="date" office:date-value="2023-08-26" calcext:value-type="date">
            <text:p>2023-08-2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date" office:date-value="2023-09-02" calcext:value-type="date">
            <text:p>2023-09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date" office:date-value="2023-09-02" calcext:value-type="date">
            <text:p>2023-09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3-09-02" calcext:value-type="date">
            <text:p>2023-09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23-09-02" calcext:value-type="date">
            <text:p>2023-09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date" office:date-value="2023-09-02" calcext:value-type="date">
            <text:p>2023-09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23-09-02" calcext:value-type="date">
            <text:p>2023-09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date" office:date-value="2023-09-02" calcext:value-type="date">
            <text:p>2023-09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3-10-29" calcext:value-type="date">
            <text:p>2023-10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3-10-29" calcext:value-type="date">
            <text:p>2023-10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3-10-29" calcext:value-type="date">
            <text:p>2023-10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3-10-29" calcext:value-type="date">
            <text:p>2023-10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3-10-29" calcext:value-type="date">
            <text:p>2023-10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3-10-29" calcext:value-type="date">
            <text:p>2023-10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3-10-29" calcext:value-type="date">
            <text:p>2023-10-2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date" office:date-value="2023-11-04" calcext:value-type="date">
            <text:p>2023-11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date" office:date-value="2023-11-04" calcext:value-type="date">
            <text:p>2023-11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23-11-04" calcext:value-type="date">
            <text:p>2023-11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23-11-04" calcext:value-type="date">
            <text:p>2023-11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23-11-04" calcext:value-type="date">
            <text:p>2023-11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date" office:date-value="2023-11-04" calcext:value-type="date">
            <text:p>2023-11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23-11-04" calcext:value-type="date">
            <text:p>2023-11-0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3-11-11" calcext:value-type="date">
            <text:p>2023-11-1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3-11-11" calcext:value-type="date">
            <text:p>2023-11-1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3-11-11" calcext:value-type="date">
            <text:p>2023-11-1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3-11-11" calcext:value-type="date">
            <text:p>2023-11-1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3-11-11" calcext:value-type="date">
            <text:p>2023-11-1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3-11-11" calcext:value-type="date">
            <text:p>2023-11-1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3-11-11" calcext:value-type="date">
            <text:p>2023-11-1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date" office:date-value="2023-11-18" calcext:value-type="date">
            <text:p>2023-11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date" office:date-value="2023-11-18" calcext:value-type="date">
            <text:p>2023-11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23-11-18" calcext:value-type="date">
            <text:p>2023-11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date" office:date-value="2023-11-18" calcext:value-type="date">
            <text:p>2023-11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date" office:date-value="2023-11-18" calcext:value-type="date">
            <text:p>2023-11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date" office:date-value="2023-11-18" calcext:value-type="date">
            <text:p>2023-11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date" office:date-value="2023-11-18" calcext:value-type="date">
            <text:p>2023-11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3-11-25" calcext:value-type="date">
            <text:p>2023-11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3-11-25" calcext:value-type="date">
            <text:p>2023-11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3-11-25" calcext:value-type="date">
            <text:p>2023-11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3-11-25" calcext:value-type="date">
            <text:p>2023-11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3-11-25" calcext:value-type="date">
            <text:p>2023-11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3-11-25" calcext:value-type="date">
            <text:p>2023-11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3-11-25" calcext:value-type="date">
            <text:p>2023-11-2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date" office:date-value="2023-12-02" calcext:value-type="date">
            <text:p>2023-12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date" office:date-value="2023-12-02" calcext:value-type="date">
            <text:p>2023-12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23-12-02" calcext:value-type="date">
            <text:p>2023-12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date" office:date-value="2023-12-02" calcext:value-type="date">
            <text:p>2023-12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date" office:date-value="2023-12-02" calcext:value-type="date">
            <text:p>2023-12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date" office:date-value="2023-12-02" calcext:value-type="date">
            <text:p>2023-12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date" office:date-value="2023-12-02" calcext:value-type="date">
            <text:p>2023-12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3-12-23" calcext:value-type="date">
            <text:p>2023-12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3-12-23" calcext:value-type="date">
            <text:p>2023-12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3-12-23" calcext:value-type="date">
            <text:p>2023-12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3-12-23" calcext:value-type="date">
            <text:p>2023-12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3-12-23" calcext:value-type="date">
            <text:p>2023-12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3-12-23" calcext:value-type="date">
            <text:p>2023-12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10" office:value-type="date" office:date-value="2023-12-23" calcext:value-type="date">
            <text:p>2023-12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date" office:date-value="2023-12-30" calcext:value-type="date">
            <text:p>2023-12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date" office:date-value="2023-12-30" calcext:value-type="date">
            <text:p>2023-12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date" office:date-value="2023-12-30" calcext:value-type="date">
            <text:p>2023-12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date" office:date-value="2023-12-30" calcext:value-type="date">
            <text:p>2023-12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date" office:date-value="2023-12-30" calcext:value-type="date">
            <text:p>2023-12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date" office:date-value="2023-12-30" calcext:value-type="date">
            <text:p>2023-12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date" office:date-value="2023-12-30" calcext:value-type="date">
            <text:p>2023-12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4-01-06" calcext:value-type="date">
            <text:p>2024-01-0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4-01-06" calcext:value-type="date">
            <text:p>2024-01-0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10" office:value-type="date" office:date-value="2024-01-06" calcext:value-type="date">
            <text:p>2024-01-0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4-01-06" calcext:value-type="date">
            <text:p>2024-01-0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4-01-06" calcext:value-type="date">
            <text:p>2024-01-0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01-06" calcext:value-type="date">
            <text:p>2024-01-0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4-01-06" calcext:value-type="date">
            <text:p>2024-01-06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date" office:date-value="2024-01-27" calcext:value-type="date">
            <text:p>2024-01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date" office:date-value="2024-01-27" calcext:value-type="date">
            <text:p>2024-01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date" office:date-value="2024-01-27" calcext:value-type="date">
            <text:p>2024-01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date" office:date-value="2024-01-27" calcext:value-type="date">
            <text:p>2024-01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date" office:date-value="2024-01-27" calcext:value-type="date">
            <text:p>2024-01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1-27" calcext:value-type="date">
            <text:p>2024-01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24-01-27" calcext:value-type="date">
            <text:p>2024-01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4-02-03" calcext:value-type="date">
            <text:p>2024-02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4-02-03" calcext:value-type="date">
            <text:p>2024-02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0" office:value-type="date" office:date-value="2024-02-03" calcext:value-type="date">
            <text:p>2024-02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10" office:value-type="date" office:date-value="2024-02-03" calcext:value-type="date">
            <text:p>2024-02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02-03" calcext:value-type="date">
            <text:p>2024-02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02-03" calcext:value-type="date">
            <text:p>2024-02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4-02-03" calcext:value-type="date">
            <text:p>2024-02-0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date" office:date-value="2024-02-17" calcext:value-type="date">
            <text:p>2024-02-1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0" office:value-type="date" office:date-value="2024-02-24" calcext:value-type="date">
            <text:p>2024-02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02-24" calcext:value-type="date">
            <text:p>2024-02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10" office:value-type="date" office:date-value="2024-02-24" calcext:value-type="date">
            <text:p>2024-02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4-02-24" calcext:value-type="date">
            <text:p>2024-02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4-02-24" calcext:value-type="date">
            <text:p>2024-02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style-name="ce10" office:value-type="date" office:date-value="2024-02-24" calcext:value-type="date">
            <text:p>2024-02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4-02-24" calcext:value-type="date">
            <text:p>2024-02-24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date" office:date-value="2024-03-02" calcext:value-type="date">
            <text:p>2024-03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3-02" calcext:value-type="date">
            <text:p>2024-03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date" office:date-value="2024-03-02" calcext:value-type="date">
            <text:p>2024-03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date" office:date-value="2024-03-02" calcext:value-type="date">
            <text:p>2024-03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date" office:date-value="2024-03-02" calcext:value-type="date">
            <text:p>2024-03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date" office:date-value="2024-03-02" calcext:value-type="date">
            <text:p>2024-03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date" office:date-value="2024-03-02" calcext:value-type="date">
            <text:p>2024-03-0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10" office:value-type="date" office:date-value="2024-03-09" calcext:value-type="date">
            <text:p>2024-03-0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4-03-09" calcext:value-type="date">
            <text:p>2024-03-0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4-03-09" calcext:value-type="date">
            <text:p>2024-03-0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03-09" calcext:value-type="date">
            <text:p>2024-03-0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03-09" calcext:value-type="date">
            <text:p>2024-03-0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office:value-type="date" office:date-value="2024-03-09" calcext:value-type="date">
            <text:p>2024-03-0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10" office:value-type="date" office:date-value="2024-03-09" calcext:value-type="date">
            <text:p>2024-03-09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24-03-23" calcext:value-type="date">
            <text:p>2024-03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3-23" calcext:value-type="date">
            <text:p>2024-03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date" office:date-value="2024-03-23" calcext:value-type="date">
            <text:p>2024-03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3-23" calcext:value-type="date">
            <text:p>2024-03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date" office:date-value="2024-03-23" calcext:value-type="date">
            <text:p>2024-03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date" office:date-value="2024-03-23" calcext:value-type="date">
            <text:p>2024-03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date" office:date-value="2024-03-23" calcext:value-type="date">
            <text:p>2024-03-23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10" office:value-type="date" office:date-value="2024-03-30" calcext:value-type="date">
            <text:p>2024-03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03-30" calcext:value-type="date">
            <text:p>2024-03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4-03-30" calcext:value-type="date">
            <text:p>2024-03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03-30" calcext:value-type="date">
            <text:p>2024-03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4-03-30" calcext:value-type="date">
            <text:p>2024-03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0" office:value-type="date" office:date-value="2024-03-30" calcext:value-type="date">
            <text:p>2024-03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4-03-30" calcext:value-type="date">
            <text:p>2024-03-3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date" office:date-value="2024-04-20" calcext:value-type="date">
            <text:p>2024-04-2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date" office:date-value="2024-04-20" calcext:value-type="date">
            <text:p>2024-04-2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date" office:date-value="2024-04-20" calcext:value-type="date">
            <text:p>2024-04-2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date" office:date-value="2024-04-20" calcext:value-type="date">
            <text:p>2024-04-2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date" office:date-value="2024-04-20" calcext:value-type="date">
            <text:p>2024-04-2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date" office:date-value="2024-04-20" calcext:value-type="date">
            <text:p>2024-04-2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24-04-20" calcext:value-type="date">
            <text:p>2024-04-20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4-04-27" calcext:value-type="date">
            <text:p>2024-04-27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date" office:date-value="2024-05-11" calcext:value-type="date">
            <text:p>2024-05-1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24-05-11" calcext:value-type="date">
            <text:p>2024-05-1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date" office:date-value="2024-05-11" calcext:value-type="date">
            <text:p>2024-05-1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date" office:date-value="2024-05-11" calcext:value-type="date">
            <text:p>2024-05-1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24-05-11" calcext:value-type="date">
            <text:p>2024-05-1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24-05-11" calcext:value-type="date">
            <text:p>2024-05-1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date" office:date-value="2024-05-11" calcext:value-type="date">
            <text:p>2024-05-1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4-05-18" calcext:value-type="date">
            <text:p>2024-05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ce10" office:value-type="date" office:date-value="2024-05-18" calcext:value-type="date">
            <text:p>2024-05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05-18" calcext:value-type="date">
            <text:p>2024-05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24-05-18" calcext:value-type="date">
            <text:p>2024-05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4-05-18" calcext:value-type="date">
            <text:p>2024-05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style-name="ce10" office:value-type="date" office:date-value="2024-05-18" calcext:value-type="date">
            <text:p>2024-05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0" office:value-type="date" office:date-value="2024-05-18" calcext:value-type="date">
            <text:p>2024-05-1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date" office:date-value="2024-06-01" calcext:value-type="date">
            <text:p>2024-06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24-06-01" calcext:value-type="date">
            <text:p>2024-06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date" office:date-value="2024-06-01" calcext:value-type="date">
            <text:p>2024-06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24-06-01" calcext:value-type="date">
            <text:p>2024-06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date" office:date-value="2024-06-01" calcext:value-type="date">
            <text:p>2024-06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date" office:date-value="2024-06-01" calcext:value-type="date">
            <text:p>2024-06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date" office:date-value="2024-06-01" calcext:value-type="date">
            <text:p>2024-06-01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0" office:value-type="date" office:date-value="2024-06-08" calcext:value-type="date">
            <text:p>2024-06-0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0" office:value-type="date" office:date-value="2024-06-08" calcext:value-type="date">
            <text:p>2024-06-0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0" office:value-type="date" office:date-value="2024-06-08" calcext:value-type="date">
            <text:p>2024-06-0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10" office:value-type="date" office:date-value="2024-06-08" calcext:value-type="date">
            <text:p>2024-06-0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style-name="ce10" office:value-type="date" office:date-value="2024-06-08" calcext:value-type="date">
            <text:p>2024-06-0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10" office:value-type="date" office:date-value="2024-06-08" calcext:value-type="date">
            <text:p>2024-06-0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0" office:value-type="date" office:date-value="2024-06-08" calcext:value-type="date">
            <text:p>2024-06-08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4-06-15" calcext:value-type="date">
            <text:p>2024-06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4-06-15" calcext:value-type="date">
            <text:p>2024-06-15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4-06-22" calcext:value-type="date">
            <text:p>2024-06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4-06-22" calcext:value-type="date">
            <text:p>2024-06-22</text:p>
          </table:table-cell>
          <table:table-cell office:value-type="time" office:time-value="PT18H00M00S" calcext:value-type="time">
            <text:p>18:00: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date" office:date-value="2024-06-28" calcext:value-type="date">
            <text:p>2024-06-28</text:p>
          </table:table-cell>
          <table:table-cell office:value-type="time" office:time-value="PT18H00M00S" calcext:value-type="time">
            <text:p>18:00:00</text:p>
          </table:table-cell>
        </table:table-row>
      </table:table>
      <table:named-expressions>
        <table:named-range table:name="team_id" table:base-cell-address="$Team.$B$2" table:cell-range-address="$Team.$A$2:.$A$15"/>
        <table:named-range table:name="team_long" table:base-cell-address="$Team.$B$2" table:cell-range-address="$Team.$B$2:.$B$15"/>
      </table:named-expressions>
      <table:database-ranges>
        <table:database-range table:name="__Anonymous_Sheet_DB__0" table:target-range-address="Team.A1:Team.E1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5">00/00/0000</text:date>, <text:time style:data-style-name="N2" text:time-value="14:04:31.557850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31T21:20:12.541393527</meta:creation-date>
    <meta:generator>LibreOffice/6.4.7.2$Linux_X86_64 LibreOffice_project/40$Build-2</meta:generator>
    <dc:date>2023-07-15T14:52:14.104996586</dc:date>
    <meta:editing-duration>PT2H32M15S</meta:editing-duration>
    <meta:editing-cycles>20</meta:editing-cycles>
    <meta:document-statistic meta:table-count="3" meta:cell-count="2882" meta:object-count="0"/>
  </office:meta>
</office:document-meta>
</file>